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72000004FBC510837B.jpg" manifest:media-type="image/jpeg"/>
  <manifest:file-entry manifest:full-path="Pictures/100000000000002800000032E72A4D5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automatic-styles>
    <style:style style:name="P1" style:family="paragraph" style:parent-style-name="Header_20_left">
      <style:paragraph-properties fo:text-align="end" style:justify-single-word="false"/>
    </style:style>
    <style:style style:name="P2" style:family="paragraph" style:parent-style-name="Header_20_left">
      <style:paragraph-properties fo:text-align="center" style:justify-single-word="false"/>
    </style:style>
    <style:style style:name="P3" style:family="paragraph" style:parent-style-name="Header_20_left">
      <style:text-properties fo:font-size="7pt" style:font-size-asian="7pt" style:font-size-complex="7pt"/>
    </style:style>
    <style:style style:name="P4"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P5" style:family="paragraph" style:parent-style-name="Header">
      <style:text-properties style:font-name="FreeSans" fo:font-size="6pt" style:font-size-asian="6pt" style:font-size-complex="6pt"/>
    </style:style>
    <style:style style:name="P6" style:family="paragraph" style:parent-style-name="Header">
      <style:text-properties style:font-name="FreeSans" fo:font-size="6pt" style:font-size-asian="5.25pt" style:font-size-complex="6pt"/>
    </style:style>
    <style:style style:name="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P9" style:family="paragraph" style:parent-style-name="Standard">
      <style:paragraph-properties fo:line-height="100%" fo:text-align="center" style:justify-single-word="false"/>
      <style:text-properties style:font-name="FreeSans" fo:font-size="12pt" officeooo:paragraph-rsid="00191055" style:font-size-asian="12pt" style:font-size-complex="12pt"/>
    </style:style>
    <style:style style:name="P10" style:family="paragraph" style:parent-style-name="Standard">
      <style:paragraph-properties fo:line-height="100%" fo:text-align="center" style:justify-single-word="false"/>
      <style:text-properties style:font-name="FreeSans" fo:font-size="12pt" officeooo:paragraph-rsid="0043afcb" style:font-size-asian="12pt" style:font-size-complex="12pt"/>
    </style:style>
    <style:style style:name="P11" style:family="paragraph" style:parent-style-name="Standard">
      <style:paragraph-properties fo:line-height="150%" fo:text-align="center" style:justify-single-word="false"/>
      <style:text-properties style:font-name="FreeSans" fo:font-size="12pt" officeooo:paragraph-rsid="00191055" style:font-size-asian="12pt" style:font-size-complex="12pt"/>
    </style:style>
    <style:style style:name="P12" style:family="paragraph" style:parent-style-name="Standard">
      <style:paragraph-properties fo:line-height="150%" fo:text-align="center" style:justify-single-word="false"/>
      <style:text-properties style:font-name="FreeSans" fo:font-size="16pt" officeooo:paragraph-rsid="00191055" style:font-size-asian="16pt" style:font-size-complex="16pt"/>
    </style:style>
    <style:style style:name="P13" style:family="paragraph" style:parent-style-name="Standard">
      <style:paragraph-properties fo:line-height="100%" fo:text-align="center" style:justify-single-word="false"/>
      <style:text-properties style:font-name="FreeSans" fo:font-size="16pt" fo:font-weight="normal" officeooo:rsid="0022a13d" officeooo:paragraph-rsid="00191055" style:font-size-asian="16pt" style:font-weight-asian="normal" style:font-size-complex="16pt" style:font-weight-complex="normal"/>
    </style:style>
    <style:style style:name="P14" style:family="paragraph" style:parent-style-name="Standard">
      <style:paragraph-properties fo:line-height="100%" fo:text-align="center" style:justify-single-word="false"/>
      <style:text-properties style:font-name="FreeSans" fo:font-size="16pt" fo:font-weight="normal" officeooo:rsid="003b0f3e" officeooo:paragraph-rsid="0043afcb" style:font-size-asian="16pt" style:font-weight-asian="normal" style:font-size-complex="16pt" style:font-weight-complex="normal"/>
    </style:style>
    <style:style style:name="P15" style:family="paragraph" style:parent-style-name="Standard">
      <style:paragraph-properties fo:line-height="150%" fo:text-align="center" style:justify-single-word="false"/>
      <style:text-properties style:font-name="FreeSans" fo:font-size="14pt" officeooo:paragraph-rsid="00191055" style:font-size-asian="14pt" style:font-size-complex="14pt"/>
    </style:style>
    <style:style style:name="P16" style:family="paragraph" style:parent-style-name="Standard">
      <style:paragraph-properties fo:line-height="150%" fo:text-align="center" style:justify-single-word="false"/>
      <style:text-properties style:font-name="FreeSans" fo:font-size="26pt" officeooo:paragraph-rsid="00191055" style:font-size-asian="26pt" style:font-size-complex="26pt"/>
    </style:style>
    <style:style style:name="P17" style:family="paragraph" style:parent-style-name="Standard">
      <style:paragraph-properties fo:line-height="150%" fo:text-align="justify" style:justify-single-word="false"/>
      <style:text-properties style:font-name="FreeSans" fo:font-size="6pt" officeooo:rsid="00560611" officeooo:paragraph-rsid="00359a7a" style:font-size-asian="5.25pt" style:font-name-complex="FreeSans" style:font-size-complex="6pt"/>
    </style:style>
    <style:style style:name="P18"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name-complex="FreeSans" style:font-size-complex="12pt"/>
    </style:style>
    <style:style style:name="P19" style:family="paragraph" style:parent-style-name="Standard">
      <style:paragraph-properties fo:line-height="150%" fo:text-align="center" style:justify-single-word="false"/>
      <style:text-properties fo:color="#000000" style:font-name="FreeSans" fo:font-size="12pt" officeooo:rsid="01973695" officeooo:paragraph-rsid="003583f2" style:font-size-asian="12pt" style:font-size-complex="12pt"/>
    </style:style>
    <style:style style:name="P20" style:family="paragraph" style:parent-style-name="Standard">
      <style:paragraph-properties fo:line-height="150%" fo:text-align="start" style:justify-single-word="false"/>
      <style:text-properties fo:color="#000000" style:font-name="FreeSans" fo:font-size="12pt" officeooo:rsid="020daf71" officeooo:paragraph-rsid="0048d16d" style:font-size-asian="12pt" style:font-size-complex="12pt"/>
    </style:style>
    <style:style style:name="P21"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name-complex="FreeSans" style:font-size-complex="12pt"/>
    </style:style>
    <style:style style:name="P22" style:family="paragraph" style:parent-style-name="Standard">
      <style:paragraph-properties fo:line-height="150%" fo:text-align="start" style:justify-single-word="false"/>
      <style:text-properties fo:color="#000000" style:font-name="FreeSans" fo:font-size="12pt" officeooo:rsid="016af1a1" officeooo:paragraph-rsid="00359a7a" style:font-size-asian="10.5pt" style:font-name-complex="FreeSans" style:font-size-complex="12pt"/>
    </style:style>
    <style:style style:name="P23" style:family="paragraph" style:parent-style-name="Standard">
      <style:paragraph-properties fo:line-height="150%" fo:text-align="start" style:justify-single-word="false"/>
      <style:text-properties fo:color="#000000" style:font-name="FreeSans" fo:font-size="12pt" officeooo:rsid="00af6901" officeooo:paragraph-rsid="00359a7a" style:font-size-asian="10.5pt" style:font-size-complex="12pt"/>
    </style:style>
    <style:style style:name="P24"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25" style:family="paragraph" style:parent-style-name="Standard">
      <style:paragraph-properties fo:line-height="150%" fo:text-align="start" style:justify-single-word="false"/>
      <style:text-properties fo:color="#000000" style:font-name="FreeSans" fo:font-size="12pt" officeooo:rsid="00a4e829" officeooo:paragraph-rsid="00359a7a" style:font-size-asian="10.5pt" style:font-size-complex="12pt"/>
    </style:style>
    <style:style style:name="P26" style:family="paragraph" style:parent-style-name="Standard">
      <style:paragraph-properties fo:line-height="150%" fo:text-align="start" style:justify-single-word="false"/>
      <style:text-properties fo:color="#000000" style:font-name="FreeSans" fo:font-size="12pt" officeooo:rsid="01a6f06b" officeooo:paragraph-rsid="00359a7a" style:font-size-asian="10.5pt" style:font-size-complex="12pt"/>
    </style:style>
    <style:style style:name="P27" style:family="paragraph" style:parent-style-name="Standard">
      <style:paragraph-properties fo:line-height="150%" fo:text-align="start" style:justify-single-word="false"/>
      <style:text-properties fo:color="#000000" style:font-name="FreeSans" fo:font-size="12pt" officeooo:rsid="0199169d" officeooo:paragraph-rsid="00359a7a" style:font-size-asian="10.5pt" style:font-size-complex="12pt"/>
    </style:style>
    <style:style style:name="P28" style:family="paragraph" style:parent-style-name="Standard">
      <style:paragraph-properties fo:line-height="150%" fo:text-align="start" style:justify-single-word="false"/>
      <style:text-properties fo:color="#000000" style:font-name="FreeSans" fo:font-size="12pt" officeooo:rsid="020daf71" officeooo:paragraph-rsid="00359a7a" style:font-size-asian="10.5pt" style:font-size-complex="12pt"/>
    </style:style>
    <style:style style:name="P29" style:family="paragraph" style:parent-style-name="Standard">
      <style:paragraph-properties fo:line-height="150%" fo:text-align="start" style:justify-single-word="false"/>
      <style:text-properties fo:color="#000000" style:font-name="FreeSans" fo:font-size="12pt" officeooo:rsid="015dfd1d" officeooo:paragraph-rsid="00359a7a" style:font-size-asian="10.5pt" style:font-size-complex="12pt"/>
    </style:style>
    <style:style style:name="P30" style:family="paragraph" style:parent-style-name="Standard">
      <style:paragraph-properties fo:line-height="150%" fo:text-align="start" style:justify-single-word="false"/>
      <style:text-properties fo:color="#000000" style:font-name="FreeSans" fo:font-size="12pt" officeooo:rsid="0168e03b" officeooo:paragraph-rsid="00359a7a" style:font-size-asian="10.5pt" style:font-size-complex="12pt"/>
    </style:style>
    <style:style style:name="P31" style:family="paragraph" style:parent-style-name="Standard">
      <style:paragraph-properties fo:line-height="150%" fo:text-align="start" style:justify-single-word="false"/>
      <style:text-properties fo:color="#000000" style:font-name="FreeSans" fo:font-size="12pt" officeooo:rsid="00af4dad" officeooo:paragraph-rsid="00359a7a" style:font-size-asian="10.5pt" style:font-size-complex="12pt"/>
    </style:style>
    <style:style style:name="P32" style:family="paragraph" style:parent-style-name="Standard">
      <style:paragraph-properties fo:line-height="150%" fo:text-align="start" style:justify-single-word="false"/>
      <style:text-properties fo:color="#000000" style:font-name="FreeSans" fo:font-size="12pt" officeooo:rsid="01c3abb9" officeooo:paragraph-rsid="00359a7a" style:font-size-asian="10.5pt" style:font-size-complex="12pt"/>
    </style:style>
    <style:style style:name="P33" style:family="paragraph" style:parent-style-name="Standard">
      <style:paragraph-properties fo:line-height="150%" fo:text-align="start" style:justify-single-word="false"/>
      <style:text-properties fo:color="#000000" style:font-name="FreeSans" fo:font-size="12pt" officeooo:rsid="00adf20e" officeooo:paragraph-rsid="00359a7a" style:font-size-asian="10.5pt" style:font-size-complex="12pt"/>
    </style:style>
    <style:style style:name="P34" style:family="paragraph" style:parent-style-name="Standard">
      <style:paragraph-properties fo:line-height="150%" fo:text-align="center" style:justify-single-word="false"/>
      <style:text-properties fo:color="#000000" style:font-name="FreeSans" fo:font-size="16pt" officeooo:rsid="01973695" officeooo:paragraph-rsid="003583f2" style:font-size-asian="16pt" style:font-size-complex="16pt"/>
    </style:style>
    <style:style style:name="P35" style:family="paragraph" style:parent-style-name="Standard">
      <style:paragraph-properties fo:line-height="150%" fo:text-align="center" style:justify-single-word="false"/>
      <style:text-properties fo:color="#000000" style:font-name="FreeSans" fo:font-size="16pt" fo:font-weight="normal" officeooo:rsid="01973695" officeooo:paragraph-rsid="003583f2" style:font-size-asian="16pt" style:font-weight-asian="normal" style:font-size-complex="16pt" style:font-weight-complex="normal"/>
    </style:style>
    <style:style style:name="P36" style:family="paragraph" style:parent-style-name="Standard">
      <style:paragraph-properties fo:line-height="150%" fo:text-align="start" style:justify-single-word="false"/>
      <style:text-properties fo:color="#000000" style:font-name="FreeSans" fo:font-size="11pt" fo:font-weight="normal" officeooo:rsid="00af6901" officeooo:paragraph-rsid="00359a7a" style:font-size-asian="11pt" style:font-weight-asian="normal" style:font-size-complex="11pt" style:font-weight-complex="normal"/>
    </style:style>
    <style:style style:name="P37" style:family="paragraph" style:parent-style-name="Standard">
      <style:paragraph-properties fo:line-height="150%" fo:text-align="start" style:justify-single-word="false"/>
      <style:text-properties fo:color="#000000" style:font-name="FreeSans" fo:font-size="14pt" officeooo:rsid="01c156aa" officeooo:paragraph-rsid="00359a7a" style:font-size-asian="14pt" style:font-size-complex="14pt"/>
    </style:style>
    <style:style style:name="P38" style:family="paragraph" style:parent-style-name="Standard">
      <style:paragraph-properties fo:line-height="150%" fo:text-align="start" style:justify-single-word="false"/>
      <style:text-properties fo:color="#000000" style:font-name="FreeSans" fo:font-size="14pt" officeooo:rsid="00a4e829" officeooo:paragraph-rsid="00359a7a" style:font-size-asian="14pt" style:font-size-complex="14pt"/>
    </style:style>
    <style:style style:name="P39" style:family="paragraph" style:parent-style-name="Standard">
      <style:paragraph-properties fo:line-height="150%" fo:text-align="start" style:justify-single-word="false"/>
      <style:text-properties fo:color="#000000" style:font-name="FreeSans" fo:font-size="14pt" officeooo:rsid="015dfd1d" officeooo:paragraph-rsid="00359a7a" style:font-size-asian="14pt" style:font-size-complex="14pt"/>
    </style:style>
    <style:style style:name="P40" style:family="paragraph" style:parent-style-name="Standard">
      <style:paragraph-properties fo:line-height="150%" fo:text-align="start" style:justify-single-word="false"/>
      <style:text-properties fo:color="#000000" style:font-name="FreeSans" fo:font-size="14pt" officeooo:rsid="00adf20e" officeooo:paragraph-rsid="00359a7a" style:font-size-asian="14pt" style:font-size-complex="14pt"/>
    </style:style>
    <style:style style:name="P41" style:family="paragraph" style:parent-style-name="Standard">
      <style:paragraph-properties fo:line-height="150%" fo:text-align="start" style:justify-single-word="false"/>
      <style:text-properties fo:color="#000000" style:font-name="FreeSans" fo:font-size="14pt" officeooo:rsid="01f415ba" officeooo:paragraph-rsid="00359a7a" style:font-size-asian="14pt" style:font-size-complex="14pt"/>
    </style:style>
    <style:style style:name="P42" style:family="paragraph" style:parent-style-name="Standard">
      <style:paragraph-properties fo:line-height="150%" fo:text-align="start" style:justify-single-word="false"/>
      <style:text-properties fo:color="#000000" style:font-name="FreeSans" fo:font-size="14pt" officeooo:rsid="0047300a" officeooo:paragraph-rsid="0047300a" style:font-size-asian="14pt" style:font-size-complex="14pt"/>
    </style:style>
    <style:style style:name="P43" style:family="paragraph" style:parent-style-name="Standard">
      <style:paragraph-properties fo:line-height="150%" fo:text-align="start" style:justify-single-word="false"/>
      <style:text-properties fo:color="#000000" style:font-name="FreeSans" fo:font-size="14pt" officeooo:rsid="00600160" officeooo:paragraph-rsid="0048d16d" style:font-size-asian="14pt" style:font-size-complex="14pt"/>
    </style:style>
    <style:style style:name="P44" style:family="paragraph" style:parent-style-name="Standard">
      <style:paragraph-properties fo:line-height="150%" fo:text-align="start" style:justify-single-word="false"/>
      <style:text-properties fo:color="#000000" style:font-name="FreeSans" fo:font-size="14pt" officeooo:rsid="020daf71" officeooo:paragraph-rsid="0048d16d" style:font-size-asian="14pt" style:font-size-complex="14pt"/>
    </style:style>
    <style:style style:name="P45" style:family="paragraph" style:parent-style-name="Standard">
      <style:paragraph-properties fo:margin-left="0.5in" fo:margin-right="0in" fo:line-height="150%" fo:text-align="start" style:justify-single-word="false" fo:text-indent="0in" style:auto-text-indent="false"/>
      <style:text-properties fo:color="#000000" style:font-name="FreeSans" fo:font-size="12pt" officeooo:rsid="00a4e829" officeooo:paragraph-rsid="00359a7a" style:font-size-asian="10.5pt" style:font-size-complex="12pt"/>
    </style:style>
    <style:style style:name="P46" style:family="paragraph" style:parent-style-name="Standard">
      <style:paragraph-properties fo:line-height="150%" fo:text-align="center" style:justify-single-word="false" style:shadow="none"/>
      <style:text-properties fo:color="#000000" style:font-name="FreeSans" fo:font-size="11pt" officeooo:paragraph-rsid="0040382b" style:font-size-asian="11pt" style:font-size-complex="11pt"/>
    </style:style>
    <style:style style:name="P47" style:family="paragraph" style:parent-style-name="Standard">
      <style:paragraph-properties fo:line-height="150%" fo:text-align="start" style:justify-single-word="false" style:shadow="none"/>
      <style:text-properties fo:color="#000000" style:font-name="FreeSans" fo:font-size="11pt" officeooo:paragraph-rsid="0040382b" style:font-size-asian="11pt" style:font-size-complex="11pt"/>
    </style:style>
    <style:style style:name="P48" style:family="paragraph" style:parent-style-name="Standard">
      <style:paragraph-properties fo:line-height="150%" style:shadow="none"/>
      <style:text-properties fo:color="#000000" style:font-name="FreeSans" fo:font-size="11pt" officeooo:paragraph-rsid="0040382b" style:font-size-asian="11pt" style:font-size-complex="11pt"/>
    </style:style>
    <style:style style:name="P49" style:family="paragraph" style:parent-style-name="Standard">
      <style:paragraph-properties fo:line-height="150%" style:shadow="none"/>
      <style:text-properties fo:color="#000000" style:font-name="FreeSans" fo:font-size="11pt" officeooo:rsid="01b9289b" officeooo:paragraph-rsid="0040382b" style:font-size-asian="11pt" style:font-size-complex="11pt"/>
    </style:style>
    <style:style style:name="P50" style:family="paragraph" style:parent-style-name="Standard">
      <style:paragraph-properties fo:line-height="150%" style:shadow="none"/>
      <style:text-properties fo:color="#000000" style:font-name="FreeSans" fo:font-size="11pt" officeooo:rsid="01f308fd" officeooo:paragraph-rsid="0040382b" style:font-size-asian="11pt" style:font-size-complex="11pt"/>
    </style:style>
    <style:style style:name="P51" style:family="paragraph" style:parent-style-name="Standard">
      <style:paragraph-properties fo:line-height="150%" style:shadow="none"/>
      <style:text-properties fo:color="#000000" style:font-name="FreeSans" fo:font-size="11pt" officeooo:rsid="00a608d0" officeooo:paragraph-rsid="0040382b" style:font-size-asian="11pt" style:font-size-complex="11pt"/>
    </style:style>
    <style:style style:name="P52" style:family="paragraph" style:parent-style-name="Standard">
      <style:paragraph-properties fo:line-height="150%" style:shadow="none"/>
      <style:text-properties fo:color="#000000" style:font-name="FreeSans" fo:font-size="11pt" officeooo:rsid="019b3faf" officeooo:paragraph-rsid="0040382b" style:font-size-asian="11pt" style:font-size-complex="11pt"/>
    </style:style>
    <style:style style:name="P53" style:family="paragraph" style:parent-style-name="Standard">
      <style:paragraph-properties fo:margin-left="0in" fo:margin-right="0in" fo:line-height="150%" fo:text-align="start" style:justify-single-word="false" fo:text-indent="0in" style:auto-text-indent="false" style:shadow="none">
        <style:tab-stops/>
      </style:paragraph-properties>
      <style:text-properties fo:color="#000000" style:font-name="FreeSans" fo:font-size="11pt" officeooo:paragraph-rsid="0040382b" style:font-size-asian="11pt" style:font-size-complex="11pt"/>
    </style:style>
    <style:style style:name="P54" style:family="paragraph" style:parent-style-name="Text_20_body">
      <style:paragraph-properties fo:margin-left="0in" fo:margin-right="0in" fo:margin-top="0in" fo:margin-bottom="0.0835in" style:contextual-spacing="false" fo:line-height="150%" fo:text-align="justify" style:justify-single-word="false" fo:text-indent="0in" style:auto-text-indent="false">
        <style:tab-stops/>
      </style:paragraph-properties>
      <style:text-properties fo:color="#000000" style:font-name="FreeSans" fo:font-size="11pt" officeooo:rsid="01b9289b" officeooo:paragraph-rsid="0040382b" style:font-name-asian="Times New Roman" style:font-size-asian="11pt" style:font-name-complex="Times New Roman" style:font-size-complex="11pt"/>
    </style:style>
    <style:style style:name="P55" style:family="paragraph" style:parent-style-name="Text_20_body">
      <style:paragraph-properties fo:margin-top="0.0783in" fo:margin-bottom="0.1965in" style:contextual-spacing="false"/>
      <style:text-properties officeooo:rsid="0040382b" officeooo:paragraph-rsid="0040382b"/>
    </style:style>
    <style:style style:name="P56" style:family="paragraph" style:parent-style-name="Text_20_body">
      <style:paragraph-properties fo:margin-left="0.4925in" fo:margin-right="0in" fo:margin-top="0.0783in" fo:margin-bottom="0.1965in" style:contextual-spacing="false" fo:text-indent="0in" style:auto-text-indent="false"/>
      <style:text-properties officeooo:rsid="00402462" officeooo:paragraph-rsid="00402462"/>
    </style:style>
    <style:style style:name="P57" style:family="paragraph" style:parent-style-name="Text_20_body">
      <style:paragraph-properties fo:margin-left="0.4925in" fo:margin-right="0in" fo:margin-top="0.0783in" fo:margin-bottom="0.1965in" style:contextual-spacing="false" fo:text-indent="0in" style:auto-text-indent="false"/>
      <style:text-properties fo:font-size="11pt" officeooo:rsid="003aa6c2" officeooo:paragraph-rsid="003aa6c2" style:font-size-asian="11pt" style:font-size-complex="11pt"/>
    </style:style>
    <style:style style:name="P58" style:family="paragraph" style:parent-style-name="Text_20_body">
      <style:paragraph-properties fo:margin-left="0.9846in" fo:margin-right="0in" fo:margin-top="0.0783in" fo:margin-bottom="0.1965in" style:contextual-spacing="false" fo:text-indent="0in" style:auto-text-indent="false"/>
      <style:text-properties officeooo:rsid="003c5b7d" officeooo:paragraph-rsid="003c5b7d"/>
    </style:style>
    <style:style style:name="P59"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4198e"/>
    </style:style>
    <style:style style:name="P60" style:family="paragraph" style:parent-style-name="Text_20_body">
      <style:paragraph-properties fo:margin-left="0.9846in" fo:margin-right="0in" fo:margin-top="0.0783in" fo:margin-bottom="0.1965in" style:contextual-spacing="false" fo:text-indent="0in" style:auto-text-indent="false"/>
      <style:text-properties officeooo:rsid="00402462" officeooo:paragraph-rsid="0045fef2"/>
    </style:style>
    <style:style style:name="P61" style:family="paragraph" style:parent-style-name="Contents_20_1">
      <style:paragraph-properties>
        <style:tab-stops>
          <style:tab-stop style:position="7.0874in" style:type="right" style:leader-style="dotted" style:leader-text="."/>
        </style:tab-stops>
      </style:paragraph-properties>
    </style:style>
    <style:style style:name="P62" style:family="paragraph" style:parent-style-name="Contents_20_2">
      <style:paragraph-properties>
        <style:tab-stops>
          <style:tab-stop style:position="6.8909in" style:type="right" style:leader-style="dotted" style:leader-text="."/>
        </style:tab-stops>
      </style:paragraph-properties>
    </style:style>
    <style:style style:name="P63" style:family="paragraph" style:parent-style-name="Contents_20_3">
      <style:paragraph-properties>
        <style:tab-stops>
          <style:tab-stop style:position="6.6945in" style:type="right" style:leader-style="dotted" style:leader-text="."/>
        </style:tab-stops>
      </style:paragraph-properties>
    </style:style>
    <style:style style:name="P64" style:family="paragraph" style:parent-style-name="Contents_20_4">
      <style:paragraph-properties>
        <style:tab-stops>
          <style:tab-stop style:position="6.498in" style:type="right" style:leader-style="dotted" style:leader-text="."/>
        </style:tab-stops>
      </style:paragraph-properties>
    </style:style>
    <style:style style:name="P65" style:family="paragraph" style:parent-style-name="Standard" style:master-page-name="First_20_Page">
      <style:paragraph-properties fo:line-height="150%" fo:text-align="center" style:justify-single-word="false" style:page-number="auto"/>
      <style:text-properties style:font-name="FreeSans" fo:font-size="16pt" fo:font-weight="normal" officeooo:paragraph-rsid="00191055" style:font-size-asian="14pt" style:font-weight-asian="normal" style:font-size-complex="16pt" style:font-weight-complex="normal"/>
    </style:style>
    <style:style style:name="P66" style:family="paragraph" style:parent-style-name="Standard" style:master-page-name="SF_20_default">
      <style:paragraph-properties fo:line-height="150%" fo:text-align="justify" style:justify-single-word="false" style:page-number="auto" fo:break-before="page"/>
      <style:text-properties style:font-name="FreeSans" fo:font-size="16pt" officeooo:rsid="0027c6a7" officeooo:paragraph-rsid="00359a7a" style:font-size-asian="16pt" style:font-name-complex="FreeSans" style:font-size-complex="16pt"/>
    </style:style>
    <style:style style:name="P67" style:family="paragraph" style:parent-style-name="Standard">
      <style:paragraph-properties fo:line-height="150%" fo:text-align="start" style:justify-single-word="false"/>
      <style:text-properties fo:color="#000000" style:font-name="FreeSans" fo:font-size="12pt" officeooo:rsid="01c156aa" officeooo:paragraph-rsid="00359a7a" style:font-size-asian="10.5pt" style:font-size-complex="12pt"/>
    </style:style>
    <style:style style:name="P68" style:family="paragraph" style:parent-style-name="Standard">
      <style:paragraph-properties fo:line-height="150%" fo:text-align="start" style:justify-single-word="false"/>
      <style:text-properties fo:color="#000000" style:font-name="FreeSans" fo:font-size="12pt" officeooo:rsid="00968d44" officeooo:paragraph-rsid="004a6275" style:font-size-asian="12pt" style:font-size-complex="12pt"/>
    </style:style>
    <style:style style:name="P69" style:family="paragraph" style:parent-style-name="Standard">
      <style:paragraph-properties fo:line-height="150%" fo:text-align="start" style:justify-single-word="false"/>
      <style:text-properties fo:color="#000000" style:font-name="FreeSans" fo:font-size="14pt" officeooo:rsid="00968d44" officeooo:paragraph-rsid="004a021b" style:font-size-asian="14pt" style:font-size-complex="14pt"/>
    </style:style>
    <style:style style:name="P70" style:family="paragraph" style:parent-style-name="Standard">
      <style:paragraph-properties fo:line-height="150%" fo:text-align="start" style:justify-single-word="false"/>
      <style:text-properties fo:color="#000000" style:font-name="FreeSans" fo:font-size="14pt" officeooo:rsid="00968d44" officeooo:paragraph-rsid="004a6275" style:font-size-asian="14pt" style:font-size-complex="14pt"/>
    </style:style>
    <style:style style:name="P71" style:family="paragraph" style:parent-style-name="Standard">
      <style:paragraph-properties fo:line-height="150%" fo:text-align="start" style:justify-single-word="false"/>
      <style:text-properties fo:color="#000000" style:font-name="FreeSans" fo:font-size="14pt" officeooo:rsid="01a6f06b" officeooo:paragraph-rsid="00359a7a" style:font-size-asian="14pt" style:font-size-complex="14pt"/>
    </style:style>
    <style:style style:name="P72" style:family="paragraph" style:parent-style-name="Text_20_body" style:list-style-name="L1">
      <style:text-properties fo:font-size="11pt" fo:font-weight="normal" officeooo:paragraph-rsid="0036ef73" style:font-size-asian="11pt" style:font-weight-asian="normal" style:font-size-complex="11pt" style:font-weight-complex="normal"/>
    </style:style>
    <style:style style:name="P73" style:family="paragraph" style:parent-style-name="Text_20_body" style:list-style-name="L1">
      <style:text-properties fo:font-size="11pt" fo:font-weight="normal" officeooo:rsid="004c2671" officeooo:paragraph-rsid="004c2671" style:font-size-asian="11pt" style:font-weight-asian="normal" style:font-size-complex="11pt" style:font-weight-complex="normal"/>
    </style:style>
    <style:style style:name="P74" style:family="paragraph" style:parent-style-name="Text_20_body" style:list-style-name="L1">
      <style:paragraph-properties fo:margin-top="0.0783in" fo:margin-bottom="0.1965in" style:contextual-spacing="false"/>
      <style:text-properties fo:font-size="11pt" officeooo:rsid="00371299" officeooo:paragraph-rsid="00371299" style:font-size-asian="11pt" style:font-size-complex="11pt"/>
    </style:style>
    <style:style style:name="P75" style:family="paragraph" style:parent-style-name="Text_20_body" style:list-style-name="L1">
      <style:paragraph-properties fo:margin-top="0.0783in" fo:margin-bottom="0.1965in" style:contextual-spacing="false"/>
      <style:text-properties fo:font-size="11pt" officeooo:rsid="0038a5a2" officeooo:paragraph-rsid="0038a5a2" style:font-size-asian="11pt" style:font-size-complex="11pt"/>
    </style:style>
    <style:style style:name="P76" style:family="paragraph" style:parent-style-name="Text_20_body" style:list-style-name="L1">
      <style:paragraph-properties fo:margin-top="0.0783in" fo:margin-bottom="0.1965in" style:contextual-spacing="false"/>
      <style:text-properties fo:font-size="11pt" officeooo:rsid="0038eaa3" officeooo:paragraph-rsid="0038eaa3" style:font-size-asian="11pt" style:font-size-complex="11pt"/>
    </style:style>
    <style:style style:name="P77" style:family="paragraph" style:parent-style-name="Text_20_body" style:list-style-name="L1">
      <style:paragraph-properties fo:margin-top="0.0783in" fo:margin-bottom="0.1965in" style:contextual-spacing="false"/>
      <style:text-properties fo:font-size="11pt" officeooo:rsid="003aa6c2" officeooo:paragraph-rsid="003aa6c2" style:font-size-asian="11pt" style:font-size-complex="11pt"/>
    </style:style>
    <style:style style:name="P78" style:family="paragraph" style:parent-style-name="Text_20_body" style:list-style-name="L1">
      <style:paragraph-properties fo:margin-top="0.0783in" fo:margin-bottom="0.1965in" style:contextual-spacing="false"/>
      <style:text-properties fo:font-size="11pt" officeooo:rsid="003aa6c2" officeooo:paragraph-rsid="003c5b7d" style:font-size-asian="11pt" style:font-size-complex="11pt"/>
    </style:style>
    <style:style style:name="P79" style:family="paragraph" style:parent-style-name="Text_20_body" style:list-style-name="L1">
      <style:paragraph-properties fo:margin-top="0.0783in" fo:margin-bottom="0.1965in" style:contextual-spacing="false"/>
      <style:text-properties fo:font-size="11pt" officeooo:rsid="003c5b7d" officeooo:paragraph-rsid="003c5b7d" style:font-size-asian="11pt" style:font-size-complex="11pt"/>
    </style:style>
    <style:style style:name="P80" style:family="paragraph" style:parent-style-name="Text_20_body" style:list-style-name="L1">
      <style:paragraph-properties fo:margin-top="0.0783in" fo:margin-bottom="0.1965in" style:contextual-spacing="false">
        <style:tab-stops/>
      </style:paragraph-properties>
      <style:text-properties fo:font-size="11pt" officeooo:rsid="00206e94" officeooo:paragraph-rsid="003c5b7d" style:font-size-asian="11pt" style:font-size-complex="11pt"/>
    </style:style>
    <style:style style:name="P81" style:family="paragraph" style:parent-style-name="Text_20_body" style:list-style-name="L1">
      <style:paragraph-properties fo:margin-top="0.0783in" fo:margin-bottom="0.1965in" style:contextual-spacing="false"/>
      <style:text-properties officeooo:rsid="0038a5a2" officeooo:paragraph-rsid="0038a5a2"/>
    </style:style>
    <style:style style:name="P82" style:family="paragraph" style:parent-style-name="Text_20_body" style:list-style-name="L1">
      <style:paragraph-properties fo:margin-top="0.0783in" fo:margin-bottom="0.1965in" style:contextual-spacing="false"/>
      <style:text-properties officeooo:rsid="003c5b7d" officeooo:paragraph-rsid="003c5b7d"/>
    </style:style>
    <style:style style:name="P83" style:family="paragraph" style:parent-style-name="Text_20_body" style:list-style-name="L1">
      <style:paragraph-properties fo:margin-top="0.0783in" fo:margin-bottom="0.1965in" style:contextual-spacing="false">
        <style:tab-stops/>
      </style:paragraph-properties>
      <style:text-properties officeooo:rsid="00206e94" officeooo:paragraph-rsid="003c5b7d"/>
    </style:style>
    <style:style style:name="P84" style:family="paragraph" style:parent-style-name="Text_20_body" style:list-style-name="L1">
      <style:paragraph-properties fo:margin-top="0.0783in" fo:margin-bottom="0.1965in" style:contextual-spacing="false"/>
      <style:text-properties officeooo:rsid="003da454" officeooo:paragraph-rsid="003da454"/>
    </style:style>
    <style:style style:name="P85" style:family="paragraph" style:parent-style-name="Text_20_body" style:list-style-name="L1">
      <style:paragraph-properties fo:margin-top="0.0783in" fo:margin-bottom="0.1965in" style:contextual-spacing="false"/>
      <style:text-properties officeooo:rsid="0020cec6" officeooo:paragraph-rsid="003da454"/>
    </style:style>
    <style:style style:name="P86" style:family="paragraph" style:parent-style-name="Text_20_body" style:list-style-name="L1">
      <style:paragraph-properties fo:margin-top="0.0783in" fo:margin-bottom="0.1965in" style:contextual-spacing="false"/>
      <style:text-properties officeooo:rsid="00223c59" officeooo:paragraph-rsid="003da454"/>
    </style:style>
    <style:style style:name="P87" style:family="paragraph" style:parent-style-name="Text_20_body" style:list-style-name="L1">
      <style:paragraph-properties fo:margin-top="0.0783in" fo:margin-bottom="0.1965in" style:contextual-spacing="false"/>
      <style:text-properties officeooo:rsid="003f1f06" officeooo:paragraph-rsid="003f1f06"/>
    </style:style>
    <style:style style:name="P88" style:family="paragraph" style:parent-style-name="Text_20_body" style:list-style-name="L1">
      <style:paragraph-properties fo:margin-top="0.0783in" fo:margin-bottom="0.1965in" style:contextual-spacing="false"/>
      <style:text-properties officeooo:rsid="003f1f06" officeooo:paragraph-rsid="0043afcb"/>
    </style:style>
    <style:style style:name="P89" style:family="paragraph" style:parent-style-name="Text_20_body" style:list-style-name="L1">
      <style:paragraph-properties fo:margin-top="0.0783in" fo:margin-bottom="0.1965in" style:contextual-spacing="false"/>
      <style:text-properties officeooo:rsid="003f1f06" officeooo:paragraph-rsid="0044198e"/>
    </style:style>
    <style:style style:name="P90" style:family="paragraph" style:parent-style-name="Text_20_body" style:list-style-name="L1">
      <style:paragraph-properties fo:margin-top="0.0783in" fo:margin-bottom="0.1965in" style:contextual-spacing="false"/>
      <style:text-properties officeooo:rsid="00402462" officeooo:paragraph-rsid="0044198e"/>
    </style:style>
    <style:style style:name="P91" style:family="paragraph" style:parent-style-name="Text_20_body" style:list-style-name="L1">
      <style:paragraph-properties fo:margin-top="0.0783in" fo:margin-bottom="0.1965in" style:contextual-spacing="false"/>
      <style:text-properties officeooo:rsid="00402462" officeooo:paragraph-rsid="00402462"/>
    </style:style>
    <style:style style:name="P92" style:family="paragraph" style:parent-style-name="Text_20_body" style:list-style-name="L1">
      <style:paragraph-properties fo:margin-top="0.0783in" fo:margin-bottom="0.1965in" style:contextual-spacing="false"/>
      <style:text-properties officeooo:rsid="0040382b" officeooo:paragraph-rsid="0040382b"/>
    </style:style>
    <style:style style:name="P93" style:family="paragraph" style:parent-style-name="Text_20_body" style:list-style-name="L2">
      <style:paragraph-properties fo:margin-left="1.4772in" fo:margin-right="0in" fo:margin-top="0.0783in" fo:margin-bottom="0.1965in" style:contextual-spacing="false" fo:text-indent="-0.25in" style:auto-text-indent="false"/>
      <style:text-properties officeooo:paragraph-rsid="003c5b7d"/>
    </style:style>
    <style:style style:name="P94" style:family="paragraph" style:parent-style-name="Text_20_body" style:list-style-name="L2">
      <style:paragraph-properties fo:margin-left="1.4772in" fo:margin-right="0in" fo:margin-top="0.0783in" fo:margin-bottom="0.1965in" style:contextual-spacing="false" fo:text-indent="-0.25in" style:auto-text-indent="false"/>
      <style:text-properties officeooo:rsid="003c5b7d" officeooo:paragraph-rsid="003c5b7d"/>
    </style:style>
    <style:style style:name="P95" style:family="paragraph" style:parent-style-name="Text_20_body" style:list-style-name="L4">
      <style:paragraph-properties fo:margin-left="1.4772in" fo:margin-right="0in" fo:margin-top="0.0783in" fo:margin-bottom="0.1965in" style:contextual-spacing="false" fo:text-indent="-0.25in" style:auto-text-indent="false">
        <style:tab-stops/>
      </style:paragraph-properties>
      <style:text-properties officeooo:rsid="003c5b7d" officeooo:paragraph-rsid="003c5b7d"/>
    </style:style>
    <style:style style:name="P96" style:family="paragraph" style:parent-style-name="Text_20_body" style:list-style-name="L5">
      <style:paragraph-properties fo:margin-left="1.4772in" fo:margin-right="0in" fo:margin-top="0.0783in" fo:margin-bottom="0.1965in" style:contextual-spacing="false" fo:text-indent="-0.25in" style:auto-text-indent="false">
        <style:tab-stops/>
      </style:paragraph-properties>
      <style:text-properties fo:font-size="11pt" officeooo:rsid="003c5b7d" officeooo:paragraph-rsid="003c5b7d" style:font-size-asian="11pt" style:font-size-complex="11pt"/>
    </style:style>
    <style:style style:name="P97"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6e94" officeooo:paragraph-rsid="003c5b7d"/>
    </style:style>
    <style:style style:name="P98"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c5b7d"/>
    </style:style>
    <style:style style:name="P99" style:family="paragraph" style:parent-style-name="Text_20_body" style:list-style-name="L3">
      <style:paragraph-properties fo:margin-left="0.9846in" fo:margin-right="0in" fo:margin-top="0.0783in" fo:margin-bottom="0.1965in" style:contextual-spacing="false" fo:text-indent="-0.5in" style:auto-text-indent="false">
        <style:tab-stops/>
      </style:paragraph-properties>
      <style:text-properties officeooo:rsid="0020cec6" officeooo:paragraph-rsid="003da454"/>
    </style:style>
    <style:style style:name="P100" style:family="paragraph" style:parent-style-name="Text_20_body" style:master-page-name="SF_20_default">
      <style:paragraph-properties fo:margin-left="0in" fo:margin-right="0in" fo:margin-top="0in" fo:margin-bottom="0.0835in" style:contextual-spacing="false" fo:line-height="150%" fo:text-align="center" style:justify-single-word="false" fo:text-indent="0in" style:auto-text-indent="false" style:page-number="auto">
        <style:tab-stops/>
      </style:paragraph-properties>
      <style:text-properties fo:color="#000000" style:font-name="FreeSans" fo:font-size="16pt" officeooo:rsid="01c1b39d" officeooo:paragraph-rsid="0040382b" style:font-name-asian="Times New Roman" style:font-size-asian="16pt" style:font-name-complex="Times New Roman" style:font-size-complex="16pt"/>
    </style:style>
    <style:style style:name="P101" style:family="paragraph" style:parent-style-name="Heading_20_1" style:list-style-name="">
      <style:text-properties fo:font-size="14pt" style:font-size-asian="14pt" style:font-size-complex="14pt"/>
    </style:style>
    <style:style style:name="P102" style:family="paragraph" style:parent-style-name="Heading_20_1" style:master-page-name="SF_20_default">
      <style:paragraph-properties style:page-number="auto"/>
      <style:text-properties fo:font-size="14pt" style:font-size-asian="14pt" style:font-size-complex="14pt"/>
    </style:style>
    <style:style style:name="P103" style:family="paragraph" style:parent-style-name="Quotations" style:list-style-name="L1">
      <style:paragraph-properties>
        <style:tab-stops/>
      </style:paragraph-properties>
      <style:text-properties fo:color="#000000" style:font-name="FreeSans" fo:font-size="11pt" fo:font-weight="normal" officeooo:paragraph-rsid="003c5b7d" style:font-size-asian="11pt" style:font-weight-asian="normal" style:font-size-complex="11pt" style:font-weight-complex="normal"/>
    </style:style>
    <style:style style:name="P104" style:family="paragraph" style:parent-style-name="Contents_20_Heading" style:master-page-name="SF_20_default">
      <style:paragraph-properties style:page-number="auto"/>
    </style:style>
    <style:style style:name="T1" style:family="text">
      <style:text-properties fo:color="#000000" fo:language="en" fo:country="ZA" fo:background-color="transparent" loext:char-shading-value="0"/>
    </style:style>
    <style:style style:name="T2" style:family="text">
      <style:text-properties fo:color="#000000" officeooo:rsid="003b0f3e"/>
    </style:style>
    <style:style style:name="T3" style:family="text">
      <style:text-properties fo:language="en" fo:country="US"/>
    </style:style>
    <style:style style:name="T4" style:family="text">
      <style:text-properties fo:language="en" fo:country="US" officeooo:rsid="00191a91"/>
    </style:style>
    <style:style style:name="T5" style:family="text">
      <style:text-properties officeooo:rsid="00359a7a"/>
    </style:style>
    <style:style style:name="T6" style:family="text">
      <style:text-properties fo:color="#009900"/>
    </style:style>
    <style:style style:name="T7" style:family="text">
      <style:text-properties fo:color="#009900" fo:font-size="11pt" style:font-size-asian="11pt" style:font-size-complex="11pt"/>
    </style:style>
    <style:style style:name="T8" style:family="text">
      <style:text-properties fo:color="#009900" officeooo:rsid="003c5b7d"/>
    </style:style>
    <style:style style:name="T9" style:family="text">
      <style:text-properties fo:font-weight="normal" style:font-weight-asian="normal" style:font-weight-complex="normal"/>
    </style:style>
    <style:style style:name="T10" style:family="text">
      <style:text-properties fo:font-weight="normal" officeooo:rsid="00344311" style:font-weight-asian="normal" style:font-weight-complex="normal"/>
    </style:style>
    <style:style style:name="T11" style:family="text">
      <style:text-properties officeooo:rsid="020daf71"/>
    </style:style>
    <style:style style:name="T12" style:family="text">
      <style:text-properties fo:font-size="14pt" style:font-size-asian="14pt" style:font-size-complex="14pt"/>
    </style:style>
    <style:style style:name="T13" style:family="text">
      <style:text-properties fo:font-size="14pt" officeooo:rsid="019a5209" style:font-size-asian="14pt" style:font-size-complex="14pt"/>
    </style:style>
    <style:style style:name="T14" style:family="text">
      <style:text-properties fo:font-size="14pt" officeooo:rsid="019b3faf" style:font-size-asian="14pt" style:font-size-complex="14pt"/>
    </style:style>
    <style:style style:name="T15" style:family="text">
      <style:text-properties fo:font-size="14pt" officeooo:rsid="0043afcb" style:font-size-asian="14pt" style:font-size-complex="14pt"/>
    </style:style>
    <style:style style:name="T16" style:family="text">
      <style:text-properties officeooo:rsid="015dfd1d"/>
    </style:style>
    <style:style style:name="T17" style:family="text">
      <style:text-properties officeooo:rsid="0199169d"/>
    </style:style>
    <style:style style:name="T18" style:family="text">
      <style:text-properties officeooo:rsid="01c156aa"/>
    </style:style>
    <style:style style:name="T19" style:family="text">
      <style:text-properties officeooo:rsid="019a5209"/>
    </style:style>
    <style:style style:name="T20" style:family="text">
      <style:text-properties officeooo:rsid="01c3abb9"/>
    </style:style>
    <style:style style:name="T21" style:family="text">
      <style:text-properties fo:font-size="11pt" style:font-size-asian="11pt" style:font-size-complex="11pt"/>
    </style:style>
    <style:style style:name="T22" style:family="text">
      <style:text-properties fo:font-size="11pt" officeooo:rsid="01c3abb9" style:font-size-asian="11pt" style:font-size-complex="11pt"/>
    </style:style>
    <style:style style:name="T23" style:family="text">
      <style:text-properties fo:font-size="11pt" officeooo:rsid="003aa6c2" style:font-size-asian="11pt" style:font-size-complex="11pt"/>
    </style:style>
    <style:style style:name="T24" style:family="text">
      <style:text-properties officeooo:rsid="020e807e"/>
    </style:style>
    <style:style style:name="T25" style:family="text">
      <style:text-properties officeooo:rsid="00a608d0"/>
    </style:style>
    <style:style style:name="T26" style:family="text">
      <style:text-properties officeooo:rsid="017dde51"/>
    </style:style>
    <style:style style:name="T27" style:family="text">
      <style:text-properties officeooo:rsid="003c5b7d"/>
    </style:style>
    <style:style style:name="T28" style:family="text">
      <style:text-properties officeooo:rsid="003da454"/>
    </style:style>
    <style:style style:name="T29" style:family="text">
      <style:text-properties officeooo:rsid="01b9289b"/>
    </style:style>
    <style:style style:name="T30" style:family="text">
      <style:text-properties officeooo:rsid="003c5c3b"/>
    </style:style>
    <style:style style:name="T31" style:family="text">
      <style:text-properties officeooo:rsid="003c6e05"/>
    </style:style>
    <style:style style:name="T32" style:family="text">
      <style:text-properties officeooo:rsid="003b0f3e"/>
    </style:style>
    <style:style style:name="T33" style:family="text">
      <style:text-properties officeooo:rsid="0044198e"/>
    </style:style>
    <style:style style:name="T34" style:family="text">
      <style:text-properties officeooo:rsid="00600160"/>
    </style:style>
    <style:style style:name="T35" style:family="text">
      <style:text-properties fo:font-size="12pt" style:font-size-asian="12pt" style:font-size-complex="12pt"/>
    </style:style>
    <style:style style:name="T36" style:family="text">
      <style:text-properties fo:font-size="12pt" officeooo:rsid="00600160" style:font-size-asian="12pt" style:font-size-complex="12pt"/>
    </style:style>
    <style:style style:name="T37" style:family="text">
      <style:text-properties officeooo:rsid="004a021b"/>
    </style:style>
    <style:style style:name="T38" style:family="text">
      <style:text-properties officeooo:rsid="004a6275"/>
    </style:style>
    <style:style style:name="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25in" fo:margin-left="0.75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text:start-value="1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in" fo:text-indent="-0.5in" fo:margin-left="1in"/>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1.25in" fo:text-indent="-0.7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5"/>
      <text:p text:style-name="P16"><text:span text:style-name="T10">Project</text:span><text:span text:style-name="T9"> Agreement</text:span></text:p>
      <text:p text:style-name="P12"/>
      <text:p text:style-name="P15">entered into between</text:p>
      <text:p text:style-name="P12"/>
      <text:p text:style-name="P14">[Insert Full Legal Name of Legal Entity Giving Grant]</text:p>
      <text:p text:style-name="P10">(hereafter “the [Grant Giver]”)</text:p>
      <text:p text:style-name="P12"/>
      <text:p text:style-name="P12"/>
      <text:p text:style-name="P11">and</text:p>
      <text:p text:style-name="P12"/>
      <text:p text:style-name="P13">[Name of Fellow]</text:p>
      <text:p text:style-name="P9">(hereafter “the Fellow”)</text:p>
      <text:p text:style-name="P34"/>
      <text:p text:style-name="P34"/>
      <text:p text:style-name="P19">and</text:p>
      <text:p text:style-name="P34"/>
      <text:p text:style-name="P35">[Name of Recipient]</text:p>
      <text:p text:style-name="P18">(hereafter the Recipient)</text:p>
      <text:table-of-content text:style-name="Sect1" text:name="Table of Contents1">
        <text:table-of-content-source text:outline-level="10" text:use-outline-level="fals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104">Table of Contents</text:p>
          </text:index-title>
          <text:p text:style-name="P61">Contract Specifications<text:tab/>3</text:p>
          <text:p text:style-name="P61">Legal Relationship<text:tab/>5</text:p>
          <text:p text:style-name="P62">The Relationship between the [Grant Giver], Fellow and Recipient<text:tab/>5</text:p>
          <text:p text:style-name="P62">Contract Period<text:tab/>5</text:p>
          <text:p text:style-name="P62">Contract Amount<text:tab/>6</text:p>
          <text:p text:style-name="P62">Deliverables or Services<text:tab/>6</text:p>
          <text:p text:style-name="P62">Obligations of Recipient<text:tab/>7</text:p>
          <text:p text:style-name="P62">Obligations and Authority of the Fellowship<text:tab/>7</text:p>
          <text:p text:style-name="P62">Obligations of the [Grant Giver]<text:tab/>8</text:p>
          <text:p text:style-name="P62">Public Association with the [Grant Giver]<text:tab/>8</text:p>
          <text:p text:style-name="P62">Securing Information and Confidentiality<text:tab/>8</text:p>
          <text:p text:style-name="P61">Standard Legal Provisions<text:tab/>10</text:p>
          <text:p text:style-name="P62">Intellectual Property<text:tab/>10</text:p>
          <text:p text:style-name="P63">Creation for this agreement<text:tab/>10</text:p>
          <text:p text:style-name="P63">Vesting<text:tab/>10</text:p>
          <text:p text:style-name="P63">Public Distribution of Copyright Works and Data<text:tab/>10</text:p>
          <text:p text:style-name="P64">Open Content and Data<text:tab/>11</text:p>
          <text:p text:style-name="P64">Software<text:tab/>11</text:p>
          <text:p text:style-name="P64">Data<text:tab/>11</text:p>
          <text:p text:style-name="P64">Media<text:tab/>12</text:p>
          <text:p text:style-name="P64">Other Licenses<text:tab/>12</text:p>
          <text:p text:style-name="P63">Patents and Registered Designs<text:tab/>12</text:p>
          <text:p text:style-name="P63">Hardware<text:tab/>13</text:p>
          <text:p text:style-name="P63">Upload<text:tab/>13</text:p>
          <text:p text:style-name="P63">Exceptions<text:tab/>13</text:p>
          <text:p text:style-name="P63">Warranty<text:tab/>13</text:p>
          <text:p text:style-name="P63">Residual License<text:tab/>14</text:p>
          <text:p text:style-name="P62">How This Agreement Works<text:tab/>14</text:p>
          <text:p text:style-name="P62">Termination other than for Breach<text:tab/>15</text:p>
          <text:p text:style-name="P62">Breach<text:tab/>15</text:p>
          <text:p text:style-name="P62">Effect of Termination<text:tab/>16</text:p>
          <text:p text:style-name="P62">Disputes<text:tab/>16</text:p>
          <text:p text:style-name="P62">Domicilia and Notices<text:tab/>17</text:p>
          <text:p text:style-name="P62">Signature and Conclusion<text:tab/>18</text:p>
          <text:p text:style-name="P61">Record of Signature<text:tab/>20</text:p>
        </text:index-body>
      </text:table-of-content>
      <text:p text:style-name="P18"/>
      <text:p text:style-name="P66"><text:toc-mark-start text:id="IMark119537192" text:outline-level="1"/>Contract Specifications<text:toc-mark-end text:id="IMark119537192"/></text:p>
      <text:p text:style-name="P17"/>
      <text:p text:style-name="P36">This agreement is void if all the Specifications are not completed at the time of Signature.</text:p>
      <text:p text:style-name="P23"/>
      <text:p text:style-name="P37"><text:span text:style-name="T11">[Grant Giver] </text:span>Contract Number:</text:p>
      <text:p text:style-name="P37"/>
      <text:p text:style-name="P42">[Grant Giver] Company: </text:p>
      <text:p text:style-name="P24"/>
      <text:p text:style-name="P69">Authority of Signatory on Behalf of <text:span text:style-name="T37">[Grant Giver]</text:span>:</text:p>
      <text:p text:style-name="P24"/>
      <text:p text:style-name="P24"><text:span text:style-name="T12">Project Name:</text:span> </text:p>
      <text:p text:style-name="P25"/>
      <text:p text:style-name="P38"><text:span text:style-name="T16">Full </text:span>Name of Fellow:</text:p>
      <text:p text:style-name="P25"/>
      <text:p text:style-name="P37">Fellowship Summary:</text:p>
      <text:p text:style-name="P25"/>
      <text:p text:style-name="P71">Full Name of Recipient:</text:p>
      <text:p text:style-name="P71"/>
      <text:p text:style-name="P70">Legal Description of Service Provider.</text:p>
      <text:p text:style-name="P68">The Service Provider is</text:p>
      <text:p text:style-name="P68">A. a natural person or</text:p>
      <text:p text:style-name="P68">B. a company, with registration number [insert registration number] registered in [insert where registered e.g. Delaware, Hong Kong]</text:p>
      <text:p text:style-name="P68">C. [When the Service Provider is neither a natural person nor a company but something else such as a university, partnership or trust then state its legal nature and jurisdiction e.g Cayman Islands Trust or Irish State University].</text:p>
      <text:p text:style-name="P26"/>
      <text:p text:style-name="P41">Name of Signatory for Recipient: </text:p>
      <text:p text:style-name="P27"/>
      <text:p text:style-name="P43">Authority of Signatory</text:p>
      <text:p text:style-name="P44"><text:span text:style-name="T34">The Signatory is </text:span><text:s/><text:line-break/><text:soft-page-break/><text:span text:style-name="T35">A. </text:span><text:span text:style-name="T36">also the Service Provider and is </text:span><text:span text:style-name="T35">signing on </text:span><text:span text:style-name="T36">his/her </text:span><text:span text:style-name="T35">own behalf</text:span></text:p>
      <text:p text:style-name="P20">B. <text:span text:style-name="T34">signing on behalf of a company</text:span> <text:line-break/><text:span text:style-name="T34">[Give the </text:span>Title of Person signing on behalf of company e.g. CEO<text:span text:style-name="T34">]</text:span></text:p>
      <text:p text:style-name="P20">C. <text:span text:style-name="T34">Not the Service Provider and not signing on behalf of a company but signing on behalf of the Service Provider</text:span><text:line-break/><text:span text:style-name="T34">[Give a l</text:span>egal description of the recipient e.g. partnership <text:span text:style-name="T34">and also describe the role the </text:span>of person signing on behalf of recipient e.g. managing partner, <text:span text:style-name="T34">agent]</text:span></text:p>
      <text:p text:style-name="P28"/>
      <text:p text:style-name="P39"><text:span text:style-name="T17">Project </text:span>Objectives:</text:p>
      <text:p text:style-name="P29"/>
      <text:p text:style-name="P39"><text:span text:style-name="T18">Contract Deliverables or Services</text:span>:</text:p>
      <text:p text:style-name="P29"/>
      <text:p text:style-name="P25"><text:span text:style-name="T13">Contract Period</text:span><text:span text:style-name="T12">:</text:span> <text:s/></text:p>
      <text:p text:style-name="P25"/>
      <text:p text:style-name="P30"><text:span text:style-name="T13">Contract Amount</text:span><text:span text:style-name="T12">:</text:span> </text:p>
      <text:p text:style-name="P31"/>
      <text:p text:style-name="P31"><text:span text:style-name="T19"><text:s/></text:span><text:span text:style-name="T13">Payment Timing</text:span></text:p>
      <text:p text:style-name="P26"/>
      <text:p text:style-name="P26"><text:span text:style-name="T20">A. </text:span>Amount <text:s text:c="66"/>Date</text:p>
      <text:p text:style-name="P21">XX<text:tab/><text:tab/><text:tab/><text:tab/><text:tab/><text:tab/><text:tab/>xxxxxxxx</text:p>
      <text:p text:style-name="P21"/>
      <text:p text:style-name="P26">OR</text:p>
      <text:p text:style-name="P32">B. monthly <text:span text:style-name="T24">in arrears during Contract Period</text:span></text:p>
      <text:p text:style-name="P32">OR </text:p>
      <text:p text:style-name="P32">C. <text:span text:style-name="T24"><text:s/>o</text:span>n completion of a contract deliverable or service <text:s/>in the Contract Period.</text:p>
      <text:p text:style-name="P26"/>
      <text:p text:style-name="P25"><text:span text:style-name="T12">Addresses for Notices to the </text:span><text:span text:style-name="T15">F</text:span><text:span text:style-name="T12">ellow:</text:span> </text:p>
      <text:p text:style-name="P45"><text:span text:style-name="T25">Residential Address of Fellow</text:span>:</text:p>
      <text:p text:style-name="P25"/>
      <text:p text:style-name="P25"/>
      <text:p text:style-name="P25"/>
      <text:p text:style-name="P45">Email <text:span text:style-name="T26">address of Fellow:</text:span></text:p>
      <text:p text:style-name="P25"><text:soft-page-break/></text:p>
      <text:p text:style-name="P25"><text:span text:style-name="T12">Addresses for Notices to the </text:span><text:span text:style-name="T14">Recipient</text:span><text:span text:style-name="T12">:</text:span> </text:p>
      <text:p text:style-name="P45"><text:span text:style-name="T25">Residential Address of Recipient</text:span>: </text:p>
      <text:p text:style-name="P25"/>
      <text:p text:style-name="P25"/>
      <text:p text:style-name="P45">Email <text:span text:style-name="T26">address of Recipient:</text:span></text:p>
      <text:p text:style-name="P25"/>
      <text:p text:style-name="P40">Intellectual Property Steward: <text:span text:style-name="T22">Fellow</text:span></text:p>
      <text:p text:style-name="P33"/>
      <text:p text:style-name="P22"><text:span text:style-name="T12">Variations to Benchmark Agreement:</text:span> <text:span text:style-name="T21">None</text:span></text:p>
      <text:h text:style-name="P102" text:outline-level="1"><text:bookmark-start text:name="__RefHeading__6591_372088099"/><text:toc-mark-start text:id="IMark119780024" text:outline-level="1"/>Legal Relationship<text:bookmark-end text:name="__RefHeading__6591_372088099"/><text:toc-mark-end text:id="IMark119780024"/></text:h>
      <text:h text:style-name="Text_20_body" text:outline-level="2"><text:span text:style-name="T12"/></text:h>
      <text:list xml:id="list4547337193983419856" text:style-name="L1">
        <text:list-item>
          <text:h text:style-name="P73" text:outline-level="2">The Parties</text:h>
          <text:h text:style-name="P73" text:outline-level="2">The Parties are</text:h>
          <text:list>
            <text:list-item>
              <text:h text:style-name="P73" text:outline-level="2">the Shuttleworth Foundation as specified in the <text:s/>Contract Specifications,</text:h>
            </text:list-item>
            <text:list-item>
              <text:h text:style-name="P73" text:outline-level="2">the Fellow as specified in the <text:s/>Contract Specifications,</text:h>
            </text:list-item>
            <text:list-item>
              <text:h text:style-name="P73" text:outline-level="2">the Recipient as specified in the Contract Specifications.</text:h>
              <text:h text:style-name="P73" text:outline-level="2"/>
            </text:list-item>
          </text:list>
        </text:list-item>
        <text:list-item>
          <text:h text:style-name="P72" text:outline-level="2"><text:bookmark-start text:name="__RefHeading__6593_372088099"/><text:toc-mark-start text:id="IMark119785064" text:outline-level="2"/>The Relationship between the [Grant Giver], Fellow and Recipient<text:bookmark-end text:name="__RefHeading__6593_372088099"/><text:toc-mark-end text:id="IMark119785064"/></text:h>
          <text:list>
            <text:list-item>
              <text:h text:style-name="P74" text:outline-level="2"><text:bookmark-start text:name="__RefHeading__6595_372088099"/>The [Grant Giver] enables the Fellow and the Recipient to achieve the Project Objectives and deliver the Deliverables or render the Services described in the Contract Specifications through providing the Contract Amount. The Fellow instructs the Recipient how to deliver the Deliverables or render the Services described in the Contract Specifications. The Project Amount is good and sufficient consideration for the Recipient to deliver the deliverables or render the services. The contribution of the deliverables or services to achieving the Project Objectives is good and sufficient consideration for the obligations of the Fellow and [Grant Giver].<text:bookmark-end text:name="__RefHeading__6595_372088099"/></text:h>
            </text:list-item>
            <text:list-item>
              <text:h text:style-name="P74" text:outline-level="2"><text:bookmark-start text:name="__RefHeading__6597_372088099"/>The [Grant Giver], Fellow and Recipient must co-operate closely together. For the purposes of legal clarity it is recorded that the legal relationship created by this agreement is not an employment relationship nor one of principal and agent, nor a legal partnership nor a joint venture. As a consequence:<text:bookmark-end text:name="__RefHeading__6597_372088099"/></text:h>
              <text:list>
                <text:list-item>
                  <text:h text:style-name="P74" text:outline-level="2"><text:bookmark-start text:name="__RefHeading__6599_372088099"/>Neither the Fellow nor the Recipient has authority to bind the [Grant Giver] and are accordingly not entitled to enter into any agreement on behalf of the [Grant Giver].<text:bookmark-end text:name="__RefHeading__6599_372088099"/></text:h>
                </text:list-item>
                <text:list-item>
                  <text:h text:style-name="P74" text:outline-level="2"><text:bookmark-start text:name="__RefHeading__6601_372088099"/>Neither the Fellow nor the Recipient is authorised to incur any indebtedness on the part of the [Grant Giver] nor to create any obligation on the part of the [Grant Giver].<text:bookmark-end text:name="__RefHeading__6601_372088099"/></text:h>
                </text:list-item>
                <text:list-item>
                  <text:h text:style-name="P74" text:outline-level="2"><text:bookmark-start text:name="__RefHeading__6603_372088099"/>Neither the Recipient nor the Fellow acquire any right to any Intellectual Property vested in the [Grant Giver]. However the [Grant Giver] frequently distributes Intellectual Property under public licenses and the Fellow or Recipient is free to make use of that Intellectual Property according to the applicable license.<text:bookmark-end text:name="__RefHeading__6603_372088099"/></text:h>
                </text:list-item>
                <text:list-item>
                  <text:h text:style-name="P74" text:outline-level="2"><text:bookmark-start text:name="__RefHeading__6605_372088099"/>Neither the Recipient nor the Fellow may register or de-register a trademark, URL or design which includes the name or brand of the [Grant Giver].<text:bookmark-end text:name="__RefHeading__6605_372088099"/></text:h>
                </text:list-item>
                <text:list-item>
                  <text:h text:style-name="P75" text:outline-level="2"><text:bookmark-start text:name="__RefHeading__6607_372088099"/>Neither the Recipient nor the Fellow has general authority to make any public statements, <text:soft-page-break/>written or verbal, or publish any document, on behalf of the [Grant Giver].<text:bookmark-end text:name="__RefHeading__6607_372088099"/></text:h>
                </text:list-item>
              </text:list>
            </text:list-item>
          </text:list>
        </text:list-item>
        <text:list-item>
          <text:h text:style-name="P75" text:outline-level="2"><text:bookmark-start text:name="__RefHeading__6609_372088099"/><text:toc-mark-start text:id="IMark119786792" text:outline-level="2"/>Contract Period<text:bookmark-end text:name="__RefHeading__6609_372088099"/><text:toc-mark-end text:id="IMark119786792"/></text:h>
          <text:list>
            <text:list-item>
              <text:h text:style-name="P75" text:outline-level="2"><text:bookmark-start text:name="__RefHeading__6611_372088099"/>The Contract Period is the period recorded in the Contract Specifications unless the Contract Period terminates as described in clauses 12 and 13.<text:bookmark-end text:name="__RefHeading__6611_372088099"/></text:h>
            </text:list-item>
            <text:list-item>
              <text:h text:style-name="P81" text:outline-level="2"><text:bookmark-start text:name="__RefHeading__6613_372088099"/><text:span text:style-name="T21">Neither the Recipient nor Fellow has any legal expectation that the Contract Period will be renewed or extended. The [Grant Giver] has an absolute discretion to choose whether to extend this agreement. Should the [Grant Giver] choose to extend this agreement the [Grant Giver] may do so multiple times. An extension will be effective if and only if the [Grant Giver] sends a written and signed notice of extension to the Fellow and Recipient specifying the extension grant amount, the extension period, and the deliverables or services to be rendered and the notice is promptly signed by both the Recipient and the Fellow and sent to the [Grant Giver].</text:span><text:bookmark-end text:name="__RefHeading__6613_372088099"/></text:h>
            </text:list-item>
          </text:list>
        </text:list-item>
        <text:list-item>
          <text:h text:style-name="P75" text:outline-level="2"><text:bookmark-start text:name="__RefHeading__6615_372088099"/><text:toc-mark-start text:id="IMark119684328" text:outline-level="2"/>Contract Amount<text:bookmark-end text:name="__RefHeading__6615_372088099"/><text:toc-mark-end text:id="IMark119684328"/></text:h>
          <text:list>
            <text:list-item>
              <text:h text:style-name="P75" text:outline-level="2"><text:bookmark-start text:name="__RefHeading__6617_372088099"/>The Contract Amount set out in the Specifications is the maximum amount which the [Grant Giver] must pay to the Recipient in terms of this agreement.<text:bookmark-end text:name="__RefHeading__6617_372088099"/></text:h>
            </text:list-item>
            <text:list-item>
              <text:h text:style-name="P75" text:outline-level="2"><text:bookmark-start text:name="__RefHeading__6619_372088099"/>No payment becomes due in terms of this agreement until<text:bookmark-end text:name="__RefHeading__6619_372088099"/></text:h>
              <text:list>
                <text:list-item>
                  <text:h text:style-name="P75" text:outline-level="2"><text:bookmark-start text:name="__RefHeading__6621_372088099"/>the time set out in the Contract Specifications and<text:bookmark-end text:name="__RefHeading__6621_372088099"/></text:h>
                </text:list-item>
                <text:list-item>
                  <text:h text:style-name="P75" text:outline-level="2"><text:bookmark-start text:name="__RefHeading__6623_372088099"/>the Recipient has provided an invoice to the [Grant Giver] and the Fellow detailing the deliverable or service in terms of which the payment is claimed.<text:bookmark-end text:name="__RefHeading__6623_372088099"/></text:h>
                </text:list-item>
              </text:list>
            </text:list-item>
            <text:list-item>
              <text:h text:style-name="P75" text:outline-level="2"><text:bookmark-start text:name="__RefHeading__6625_372088099"/>The [Grant Giver] has no obligation to pay any amount connected to this agreement unless an invoice detailing the Deliverable or Service in respect of which the amount is claimed is provided to the [Grant Giver] and the Fellow during the Contract Period or within thirty (30) days of the end of the Contract Period. The Recipient waives any claim whether in contract, tort, enrichment or other legal theory against the [Grant Giver] for any amount not claimed during the Contract Period or within thirty (30) days of termination of the Contract Period.<text:bookmark-end text:name="__RefHeading__6625_372088099"/></text:h>
            </text:list-item>
            <text:list-item>
              <text:h text:style-name="P75" text:outline-level="2"><text:bookmark-start text:name="__RefHeading__6627_372088099"/>The Fellow must approve or disapprove an invoice within ten (10) days of receipt. The [Grant Giver] has no obligation to make payment of any invoice not approved by the Fellow.<text:bookmark-end text:name="__RefHeading__6627_372088099"/></text:h>
            </text:list-item>
            <text:list-item>
              <text:h text:style-name="P75" text:outline-level="2"><text:bookmark-start text:name="__RefHeading__6629_372088099"/>Within thirty (30) days of notification of approval of an invoice by the Fellow the [Grant Giver] will make payment of the invoice or notify the Recipient that the [Grant Giver] requires proof of delivery of the Deliverable or rendering of the Service. If the [Grant Giver] requires proof and satisfactory proof is provided by the Recipient then the [Grant Giver] shall make payment within thirty (30) days of receipt of the proof.<text:bookmark-end text:name="__RefHeading__6629_372088099"/></text:h>
            </text:list-item>
            <text:list-item>
              <text:h text:style-name="P75" text:outline-level="2"><text:bookmark-start text:name="__RefHeading__6631_372088099"/><text:soft-page-break/>The Contract Amount or any part thereof may be used only in order to achieve the Project Objectives, and in payment for delivery of the Deliverables or rendering of Services.<text:bookmark-end text:name="__RefHeading__6631_372088099"/></text:h>
            </text:list-item>
            <text:list-item>
              <text:h text:style-name="P75" text:outline-level="2"><text:bookmark-start text:name="__RefHeading__6633_372088099"/>The [Grant Giver] may suspend payment of any amount to the Recipient if the Recipient has failed to carry out an obligation in this agreement until the Recipient has carried out the obligation.<text:bookmark-end text:name="__RefHeading__6633_372088099"/></text:h>
            </text:list-item>
          </text:list>
        </text:list-item>
        <text:list-item>
          <text:h text:style-name="P76" text:outline-level="2"><text:bookmark-start text:name="__RefHeading__6635_372088099"/><text:toc-mark-start text:id="IMark119784440" text:outline-level="2"/>Deliverables or Services<text:bookmark-end text:name="__RefHeading__6635_372088099"/><text:toc-mark-end text:id="IMark119784440"/></text:h>
          <text:list>
            <text:list-item>
              <text:h text:style-name="P76" text:outline-level="2"><text:bookmark-start text:name="__RefHeading__6637_372088099"/>The Fellow must supervise the Recipient to ensure that the funding is best used to achieve the project objectives; <text:s/>the Fellow must therefore act with the utmost good faith towards the [Grant Giver] in ensuring achievement of the project and authorised expenditure of the Contract Amount.<text:bookmark-end text:name="__RefHeading__6637_372088099"/></text:h>
            </text:list-item>
            <text:list-item>
              <text:h text:style-name="P76" text:outline-level="2"><text:bookmark-start text:name="__RefHeading__6639_372088099"/>Supervision of the Recipient by the Fellow does not give to the Fellow the power to bind the [Grant Giver] to pay any amount in respect of the project, except as set out in this agreement or as authorised by the [Grant Giver], in writing, and nor is the Fellow authorised to waive any obligation owed to the [Grant Giver] in terms of this agreement.<text:bookmark-end text:name="__RefHeading__6639_372088099"/></text:h>
            </text:list-item>
          </text:list>
        </text:list-item>
        <text:list-item>
          <text:h text:style-name="P76" text:outline-level="2"><text:bookmark-start text:name="__RefHeading__6641_372088099"/><text:toc-mark-start text:id="IMark119680968" text:outline-level="2"/>Obligations of Recipient<text:bookmark-end text:name="__RefHeading__6641_372088099"/><text:toc-mark-end text:id="IMark119680968"/></text:h>
          <text:list>
            <text:list-item>
              <text:h text:style-name="P76" text:outline-level="2"><text:bookmark-start text:name="__RefHeading__6643_372088099"/>The Recipient owes its obligations to both the [Grant Giver] and the Fellow.<text:bookmark-end text:name="__RefHeading__6643_372088099"/></text:h>
            </text:list-item>
            <text:list-item>
              <text:h text:style-name="P76" text:outline-level="2"><text:bookmark-start text:name="__RefHeading__6645_372088099"/>The Recipient must, if called upon to do so, render an account detailing how the amounts paid to the Recipient in terms of this agreement have been spent, unless the Recipient is a natural person and the amounts paid to the Recipient are fees for services rendered or equivalent to fees.<text:bookmark-end text:name="__RefHeading__6645_372088099"/></text:h>
            </text:list-item>
            <text:list-item>
              <text:h text:style-name="P76" text:outline-level="2"><text:bookmark-start text:name="__RefHeading__6647_372088099"/>The Recipient must avoid any conflict of interest between [his/her] own interests and the interests of the [Grant Giver] or the interests of the Fellow.<text:bookmark-end text:name="__RefHeading__6647_372088099"/></text:h>
              <text:list>
                <text:list-item>
                  <text:h text:style-name="P76" text:outline-level="2"><text:bookmark-start text:name="__RefHeading__6649_372088099"/>In particular the Recipient must not undertake any obligation or join any organisation which is contrary to the achievement of the Project Objectives.<text:bookmark-end text:name="__RefHeading__6649_372088099"/></text:h>
                </text:list-item>
                <text:list-item>
                  <text:h text:style-name="P76" text:outline-level="2"><text:bookmark-start text:name="__RefHeading__6651_372088099"/>The Recipient must immediately advise the [Grant Giver] if a conflict of interest arises.<text:bookmark-end text:name="__RefHeading__6651_372088099"/></text:h>
                </text:list-item>
              </text:list>
            </text:list-item>
            <text:list-item>
              <text:h text:style-name="P76" text:outline-level="2"><text:bookmark-start text:name="__RefHeading__6653_372088099"/>The Recipient must ensure that Intellectual Property created in terms of this agreement or using the Contract Amount is dealt with as required by the Intellectual Property clause of this agreement.<text:bookmark-end text:name="__RefHeading__6653_372088099"/></text:h>
            </text:list-item>
            <text:list-item>
              <text:h text:style-name="P76" text:outline-level="2"><text:bookmark-start text:name="__RefHeading__6655_372088099"/>The Recipient must use the appropriate [Grant Giver] logos for resources created by the Recipient for the purposes of this agreement in accordance with the logo guidelines <text:soft-page-break/>communicated by the [Grant Giver], which may be changed from time to time.<text:bookmark-end text:name="__RefHeading__6655_372088099"/></text:h>
            </text:list-item>
          </text:list>
        </text:list-item>
        <text:list-item>
          <text:h text:style-name="P77" text:outline-level="2"><text:bookmark-start text:name="__RefHeading__6657_372088099"/><text:toc-mark-start text:id="IMark119788376" text:outline-level="2"/>Obligations and Authority of the Fellowship<text:bookmark-end text:name="__RefHeading__6657_372088099"/><text:toc-mark-end text:id="IMark119788376"/></text:h>
          <text:list>
            <text:list-item>
              <text:h text:style-name="P77" text:outline-level="2"><text:bookmark-start text:name="__RefHeading__6659_372088099"/>The Fellow must use [his/her] best efforts to achieve the Project Objectives.<text:bookmark-end text:name="__RefHeading__6659_372088099"/></text:h>
            </text:list-item>
            <text:list-item>
              <text:h text:style-name="P77" text:outline-level="2"><text:bookmark-start text:name="__RefHeading__6661_372088099"/>The Fellow has the authority and obligation to instruct the Recipient how to achieve the Project Objectives and deliver the Deliverables or render the Services and to set standards for the delivery of the Deliverables or rendering of the Services.<text:bookmark-end text:name="__RefHeading__6661_372088099"/></text:h>
            </text:list-item>
            <text:list-item>
              <text:h text:style-name="P77" text:outline-level="2"><text:bookmark-start text:name="__RefHeading__6663_372088099"/>The Fellow must approve or disapprove an invoice provided to the Fellow and the [Grant Giver] by the Recipient in terms of this agreement within ten (10) days of receipt.<text:bookmark-end text:name="__RefHeading__6663_372088099"/></text:h>
            </text:list-item>
            <text:list-item>
              <text:h text:style-name="P77" text:outline-level="2"><text:bookmark-start text:name="__RefHeading__6665_372088099"/>The Fellow must approve an invoice if the Deliverables or services referred to in the invoice have at the date of the invoice been delivered or performed according to directions given by the Fellow and to standards set by the Fellow, and as specified in this agreement.<text:bookmark-end text:name="__RefHeading__6665_372088099"/></text:h>
            </text:list-item>
          </text:list>
        </text:list-item>
        <text:list-item>
          <text:h text:style-name="P77" text:outline-level="2"><text:bookmark-start text:name="__RefHeading__6667_372088099"/><text:toc-mark-start text:id="IMark119776888" text:outline-level="2"/>Obligations of the [Grant Giver]<text:bookmark-end text:name="__RefHeading__6667_372088099"/><text:toc-mark-end text:id="IMark119776888"/></text:h>
        </text:list-item>
      </text:list>
      <text:h text:style-name="P57" text:outline-level="2"><text:bookmark-start text:name="__RefHeading__6669_372088099"/>The [Grant Giver] must pay any amount due to the Recipient in terms of this agreement but is not obliged to make payments which in total exceed the Contract Amount.<text:bookmark-end text:name="__RefHeading__6669_372088099"/></text:h>
      <text:list xml:id="list150237681153825" text:continue-numbering="true" text:style-name="L1">
        <text:list-item>
          <text:h text:style-name="P77" text:outline-level="2"><text:bookmark-start text:name="__RefHeading__6671_372088099"/><text:toc-mark-start text:id="IMark119521672" text:outline-level="2"/>Public Association with the [Grant Giver]<text:bookmark-end text:name="__RefHeading__6671_372088099"/><text:toc-mark-end text:id="IMark119521672"/></text:h>
        </text:list-item>
      </text:list>
      <text:h text:style-name="P57" text:outline-level="2"><text:bookmark-start text:name="__RefHeading__6673_372088099"/>The Recipient is free to publicise (his/her) association with the [Grant Giver] but must not suggest that the [Grant Giver] or Fellow endorse any activity or communication which has not been explicitly endorsed by the [Grant Giver] or Fellow in writing.<text:bookmark-end text:name="__RefHeading__6673_372088099"/></text:h>
      <text:list xml:id="list150237879662150" text:continue-numbering="true" text:style-name="L1">
        <text:list-item>
          <text:h text:style-name="P77" text:outline-level="2"><text:bookmark-start text:name="__RefHeading__6675_372088099"/><text:toc-mark-start text:id="IMark119515624" text:outline-level="2"/>Securing Information and Confidentiality<text:bookmark-end text:name="__RefHeading__6675_372088099"/><text:toc-mark-end text:id="IMark119515624"/></text:h>
          <text:list>
            <text:list-item>
              <text:h text:style-name="P77" text:outline-level="2"><text:bookmark-start text:name="__RefHeading__6677_372088099"/>Through delivering the Deliverables or rendering the Services the Recipient may come to acquire confidential information of the [Grant Giver] or Fellows including:<text:bookmark-end text:name="__RefHeading__6677_372088099"/></text:h>
              <text:list>
                <text:list-item>
                  <text:h text:style-name="P77" text:outline-level="2"><text:bookmark-start text:name="__RefHeading__6679_372088099"/>information that affects the security of the [Grant Giver] or Fellow including:<text:bookmark-end text:name="__RefHeading__6679_372088099"/></text:h>
                  <text:list>
                    <text:list-item>
                      <text:h text:style-name="P77" text:outline-level="2"><text:bookmark-start text:name="__RefHeading__6681_372088099"/>information about the security of offices and other premises from which the [Grant Giver] or Fellow operate,<text:bookmark-end text:name="__RefHeading__6681_372088099"/></text:h>
                    </text:list-item>
                    <text:list-item>
                      <text:h text:style-name="P77" text:outline-level="2"><text:bookmark-start text:name="__RefHeading__6683_372088099"/>and information about the security of websites, wikis and other information technology facilities of the [Grant Giver] and the Fellows;<text:bookmark-end text:name="__RefHeading__6683_372088099"/></text:h>
                    </text:list-item>
                  </text:list>
                </text:list-item>
                <text:list-item>
                  <text:h text:style-name="P77" text:outline-level="2"><text:bookmark-start text:name="__RefHeading__6685_372088099"/><text:soft-page-break/>information about the finances, especially investments, expenditures, and employee remuneration of the [Grant Giver] and the Fellow;<text:bookmark-end text:name="__RefHeading__6685_372088099"/></text:h>
                </text:list-item>
                <text:list-item>
                  <text:h text:style-name="P77" text:outline-level="2"><text:bookmark-start text:name="__RefHeading__6687_372088099"/>internal information on staffing and strategy of the [Grant Giver] or Fellow;<text:bookmark-end text:name="__RefHeading__6687_372088099"/></text:h>
                </text:list-item>
                <text:list-item>
                  <text:h text:style-name="P77" text:outline-level="2"><text:bookmark-start text:name="__RefHeading__6689_372088099"/>reasons for funding decisions by the [Grant Giver];<text:bookmark-end text:name="__RefHeading__6689_372088099"/></text:h>
                </text:list-item>
                <text:list-item>
                  <text:h text:style-name="P77" text:outline-level="2"><text:bookmark-start text:name="__RefHeading__6693_372088099"/>confidential information disclosed to the [Grant Giver] or Fellow by others such as partners, suppliers, co-funders, collaborators and the like;<text:bookmark-end text:name="__RefHeading__6693_372088099"/></text:h>
                </text:list-item>
                <text:list-item>
                  <text:h text:style-name="P77" text:outline-level="2"><text:bookmark-start text:name="__RefHeading__6695_372088099"/>private information of natural persons that the [Grant Giver] or the Fellow has a duty to keep confidential;<text:bookmark-end text:name="__RefHeading__6695_372088099"/></text:h>
                </text:list-item>
                <text:list-item>
                  <text:h text:style-name="P77" text:outline-level="2"><text:bookmark-start text:name="__RefHeading__6697_372088099"/>confidential reports of the [Grant Giver] or Fellow; and<text:bookmark-end text:name="__RefHeading__6697_372088099"/></text:h>
                </text:list-item>
                <text:list-item>
                  <text:h text:style-name="P77" text:outline-level="2"><text:bookmark-start text:name="__RefHeading__6699_372088099"/>draft documents prepared by or for the [Grant Giver] or Fellow not ready to be made public or openly distributed.<text:bookmark-end text:name="__RefHeading__6699_372088099"/></text:h>
                </text:list-item>
              </text:list>
            </text:list-item>
            <text:list-item>
              <text:h text:style-name="P77" text:outline-level="2"><text:bookmark-start text:name="__RefHeading__6701_372088099"/>Whether information is confidential is determined by the nature of the information. Information may be confidential even if it is not listed above. If a Recipient is unsure whether particular information is confidential or not, then [he/she] must consult the Fellow before disclosing the information.<text:bookmark-end text:name="__RefHeading__6701_372088099"/></text:h>
            </text:list-item>
            <text:list-item>
              <text:h text:style-name="P77" text:outline-level="2"><text:bookmark-start text:name="__RefHeading__6703_372088099"/>Recipients must not disclose confidential information:<text:bookmark-end text:name="__RefHeading__6703_372088099"/></text:h>
              <text:list>
                <text:list-item>
                  <text:h text:style-name="P77" text:outline-level="2"><text:bookmark-start text:name="__RefHeading__6705_372088099"/>except to the directors, employees, representatives, Fellows or alumni Fellows of the [Grant Giver] so far as necessary to enable them to carry out their roles and duties;<text:bookmark-end text:name="__RefHeading__6705_372088099"/></text:h>
                </text:list-item>
                <text:list-item>
                  <text:h text:style-name="P77" text:outline-level="2"><text:bookmark-start text:name="__RefHeading__6707_372088099"/>except to others outside the [Grant Giver] so far as necessary to carry out the Recipient's obligations in this agreement;<text:bookmark-end text:name="__RefHeading__6707_372088099"/></text:h>
                </text:list-item>
                <text:list-item>
                  <text:h text:style-name="P77" text:outline-level="2"><text:bookmark-start text:name="__RefHeading__6709_372088099"/>unless the information is already in the public domain through no action of the Recipient;<text:bookmark-end text:name="__RefHeading__6709_372088099"/></text:h>
                </text:list-item>
                <text:list-item>
                  <text:h text:style-name="P77" text:outline-level="2"><text:bookmark-start text:name="__RefHeading__6711_372088099"/>unless the Recipient is required to do so by a law which does not conflict with the [Grant Giver]'s principles and then only if doing so does not endanger the liberty and safety of the directors, trustees, employees, Fellows and alumni Fellows of the [Grant Giver]<text:bookmark-end text:name="__RefHeading__6711_372088099"/></text:h>
                </text:list-item>
              </text:list>
            </text:list-item>
            <text:list-item>
              <text:h text:style-name="P77" text:outline-level="2"><text:bookmark-start text:name="__RefHeading__6713_372088099"/>Recipients must ensure that systems, communications and documents containing confidential information are secure. The [Grant Giver] may give written notice of minimum standards for ensuring security from time to time and the Recipient and Fellow shall comply with those standards.<text:bookmark-end text:name="__RefHeading__6713_372088099"/></text:h>
            </text:list-item>
            <text:list-item>
              <text:h text:style-name="P77" text:outline-level="2"><text:bookmark-start text:name="__RefHeading__6715_372088099"/><text:soft-page-break/>If a Recipient discloses information because disclosure is required by law or if a Recipient has reason to suspect that confidential documents or communications under [his/her] control have been compromised then [he/she] must immediately notify the [Grant Giver].<text:bookmark-end text:name="__RefHeading__6715_372088099"/></text:h>
            </text:list-item>
          </text:list>
        </text:list-item>
      </text:list>
      <text:h text:style-name="P101" text:outline-level="1"/>
      <text:h text:style-name="P102" text:outline-level="1"><text:bookmark-start text:name="__RefHeading__6717_372088099"/><text:toc-mark-start text:id="IMark119521496" text:outline-level="1"/>Standard Legal Provisions<text:bookmark-end text:name="__RefHeading__6717_372088099"/><text:toc-mark-end text:id="IMark119521496"/></text:h>
      <text:list xml:id="list150237034047868" text:continue-numbering="true" text:style-name="L1">
        <text:list-item>
          <text:h text:style-name="P77" text:outline-level="2"><text:bookmark-start text:name="__RefHeading__6719_372088099"/><text:toc-mark-start text:id="IMark119786056" text:outline-level="2"/>Intellectual Property<text:bookmark-end text:name="__RefHeading__6719_372088099"/><text:toc-mark-end text:id="IMark119786056"/></text:h>
          <text:list>
            <text:list-item>
              <text:h text:style-name="P77" text:outline-level="2"><text:bookmark-start text:name="__RefHeading__6721_372088099"/><text:toc-mark-start text:id="IMark119779416" text:outline-level="3"/>Creation for this agreement<text:bookmark-end text:name="__RefHeading__6721_372088099"/><text:toc-mark-end text:id="IMark119779416"/></text:h>
              <text:list>
                <text:list-item>
                  <text:h text:style-name="P78" text:outline-level="2"><text:bookmark-start text:name="__RefHeading__6723_372088099"/>Intellectual Property is regarded as created for the purposes of this agreement if it is created after the agreement comes into effect and<text:bookmark-end text:name="__RefHeading__6723_372088099"/></text:h>
                  <text:list>
                    <text:list-item>
                      <text:h text:style-name="P78" text:outline-level="2"><text:bookmark-start text:name="__RefHeading__6725_372088099"/>it is created by the Recipient to deliver a Deliverable or render a service in terms of this agreement; or<text:bookmark-end text:name="__RefHeading__6725_372088099"/></text:h>
                    </text:list-item>
                    <text:list-item>
                      <text:h text:style-name="P78" text:outline-level="2"><text:bookmark-start text:name="__RefHeading__6727_372088099"/>it is created by the Recipient to comply with an obligation to the [Grant Giver] in this agreement; or<text:bookmark-end text:name="__RefHeading__6727_372088099"/></text:h>
                    </text:list-item>
                    <text:list-item>
                      <text:h text:style-name="P78" text:outline-level="2"><text:bookmark-start text:name="__RefHeading__6729_372088099"/>it is created in whole or in part with [Grant Giver] funds transferred to the Recipient in terms of this agreement.<text:bookmark-end text:name="__RefHeading__6729_372088099"/></text:h>
                    </text:list-item>
                  </text:list>
                </text:list-item>
                <text:list-item>
                  <text:h text:style-name="P78" text:outline-level="2"><text:bookmark-start text:name="__RefHeading__6731_372088099"/>In this agreement Intellectual Property refers to patents, rights to inventions, registered designs, semi-conductor product and mask rights, design rights, know-how, trade secrets, trade marks, Uniform Resource Locators, all rights of copyright, neighbouring rights, database rights and all rights having equivalent or similar effect which may exist anywhere in the world.<text:bookmark-end text:name="__RefHeading__6731_372088099"/></text:h>
                </text:list-item>
              </text:list>
            </text:list-item>
            <text:list-item>
              <text:h text:style-name="P82" text:outline-level="2"><text:bookmark-start text:name="__RefHeading__6733_372088099"/><text:toc-mark-start text:id="IMark119787224" text:outline-level="3"/><text:span text:style-name="T23">V</text:span><text:span text:style-name="T21">esting</text:span><text:bookmark-end text:name="__RefHeading__6733_372088099"/><text:toc-mark-end text:id="IMark119787224"/></text:h>
              <text:list>
                <text:list-item>
                  <text:h text:style-name="P79" text:outline-level="2"><text:bookmark-start text:name="__RefHeading__6735_372088099"/>All Intellectual Property created for the purposes of this agreement vests in the Intellectual Property Steward named in the Contract Specifications.<text:bookmark-end text:name="__RefHeading__6735_372088099"/></text:h>
                </text:list-item>
                <text:list-item>
                  <text:h text:style-name="P79" text:outline-level="2"><text:bookmark-start text:name="__RefHeading__6737_372088099"/>If registration is required for the creation or vesting of Intellectual Property then registration must be in the name of the Intellectual Property Steward.<text:bookmark-end text:name="__RefHeading__6737_372088099"/></text:h>
                </text:list-item>
                <text:list-item>
                  <text:h text:style-name="P79" text:outline-level="2"><text:bookmark-start text:name="__RefHeading__6739_372088099"/>Whenever the Fellow and Recipient engage the assistance of or commission works from any third party or makes use of the services of an employee to create Intellectual Property for the purposes of this agreement, then they must ensure that all Intellectual Property rights vest in or are assigned to the Intellectual Property Steward.<text:bookmark-end text:name="__RefHeading__6739_372088099"/></text:h>
                </text:list-item>
                <text:list-item>
                  <text:h text:style-name="P79" text:outline-level="2"><text:bookmark-start text:name="__RefHeading__6741_372088099"/>During the Contract Period the Intellectual Property Steward may not transfer ownership or effective control of the Intellectual Property created for this agreement without the written consent of the [Grant Giver].<text:bookmark-end text:name="__RefHeading__6741_372088099"/></text:h>
                </text:list-item>
              </text:list>
            </text:list-item>
            <text:list-item>
              <text:h text:style-name="P79" text:outline-level="2"><text:bookmark-start text:name="__RefHeading__6743_372088099"/><text:toc-mark-start text:id="IMark119787512" text:outline-level="3"/>Public Distribution of Copyright Works and Data<text:bookmark-end text:name="__RefHeading__6743_372088099"/><text:toc-mark-end text:id="IMark119787512"/></text:h>
              <text:list>
                <text:list-item>
                  <text:h text:style-name="P79" text:outline-level="2"><text:bookmark-start text:name="__RefHeading__6745_372088099"/><text:soft-page-break/><text:toc-mark-start text:id="IMark119784808" text:outline-level="4"/>Open Content and Data<text:bookmark-end text:name="__RefHeading__6745_372088099"/><text:toc-mark-end text:id="IMark119784808"/></text:h>
                  <text:h text:style-name="P83" text:outline-level="2"><text:bookmark-start text:name="__RefHeading__6747_372088099"/>All Intellectual Property subject to copyright, neighbouring rights and data and database rights created for the purposes of this agreement must be made open, as defined in the Open Definition (<text:a xlink:type="simple" xlink:href="http://opendefinition.org/"><text:span text:style-name="T6">http://opendefinition.org/</text:span></text:a>):<text:bookmark-end text:name="__RefHeading__6747_372088099"/></text:h>
                  <text:p text:style-name="P103">“A piece of data or content is open if anyone is free to use, reuse, and redistribute it - subject only, at most, to the requirement to attribute and/or share-alike.”</text:p>
                  <text:h text:style-name="P80" text:outline-level="2"><text:bookmark-start text:name="__RefHeading__6749_372088099"/>The Fellow and Intellectual Property Steward must make any resource created for the purposes of this agreement that is subject to copyright, neighbouring rights or database rights publicly and freely available with a license that permits use and reuse by anyone.<text:bookmark-end text:name="__RefHeading__6749_372088099"/></text:h>
                </text:list-item>
                <text:list-item>
                  <text:h text:style-name="P79" text:outline-level="2"><text:bookmark-start text:name="__RefHeading__6751_372088099"/><text:toc-mark-start text:id="IMark119785032" text:outline-level="4"/>Software<text:bookmark-end text:name="__RefHeading__6751_372088099"/><text:toc-mark-end text:id="IMark119785032"/></text:h>
                </text:list-item>
              </text:list>
            </text:list-item>
          </text:list>
        </text:list-item>
      </text:list>
      <text:h text:style-name="P58" text:outline-level="2"><text:bookmark-start text:name="__RefHeading__6753_372088099"/>Software created for the purpose of this agreement must be licensed with a license that conforms with the Open Source Definition (<text:span text:style-name="T6">http://opensource.org/osd</text:span>), specifically:<text:bookmark-end text:name="__RefHeading__6753_372088099"/></text:h>
      <text:list xml:id="list8364945697701255403" text:style-name="L2">
        <text:list-item>
          <text:h text:style-name="P93" text:outline-level="2"><text:bookmark-start text:name="__RefHeading__6755_372088099"/><text:span text:style-name="T27">the Free Software [Grant Giver] General Public Licence (</text:span><text:a xlink:type="simple" xlink:href="http://www.gnu.org/licenses/gpl"><text:span text:style-name="T8">http://www.gnu.org/licenses/gpl</text:span></text:a><text:span text:style-name="T27">);</text:span><text:bookmark-end text:name="__RefHeading__6755_372088099"/></text:h>
        </text:list-item>
        <text:list-item>
          <text:h text:style-name="P93" text:outline-level="2"><text:bookmark-start text:name="__RefHeading__6757_372088099"/><text:span text:style-name="T27">the MIT License (</text:span><text:a xlink:type="simple" xlink:href="http://opensource.org/licenses/MIT"><text:span text:style-name="T8">http://opensource.org/licenses/MIT</text:span></text:a><text:span text:style-name="T27">);</text:span><text:bookmark-end text:name="__RefHeading__6757_372088099"/></text:h>
        </text:list-item>
        <text:list-item>
          <text:h text:style-name="P94" text:outline-level="2"><text:bookmark-start text:name="__RefHeading__6759_372088099"/>any of the Berkeley Software Development licenses;<text:bookmark-end text:name="__RefHeading__6759_372088099"/></text:h>
        </text:list-item>
        <text:list-item>
          <text:h text:style-name="P94" text:outline-level="2"><text:bookmark-start text:name="__RefHeading__6761_372088099"/>or with the written consent of the [Grant Giver] another open source license.<text:bookmark-end text:name="__RefHeading__6761_372088099"/></text:h>
        </text:list-item>
      </text:list>
      <text:h text:style-name="P58" text:outline-level="2"><text:bookmark-start text:name="__RefHeading__6763_372088099"/>Software created for the purposes of the agreement that functions primarily as network server software must be licensed under the GNU Affero General Public License (<text:span text:style-name="T6">www.gnu.org/licenses/agpl.html</text:span>) or with the written consent of the [Grant Giver] another open source license.<text:bookmark-end text:name="__RefHeading__6763_372088099"/></text:h>
      <text:list xml:id="list150236059331738" text:continue-list="list150237034047868" text:style-name="L1">
        <text:list-item>
          <text:list>
            <text:list-item>
              <text:list>
                <text:list-item>
                  <text:h text:style-name="P79" text:outline-level="2"><text:bookmark-start text:name="__RefHeading__6765_372088099"/><text:toc-mark-start text:id="IMark119783240" text:outline-level="4"/>Data<text:bookmark-end text:name="__RefHeading__6765_372088099"/><text:toc-mark-end text:id="IMark119783240"/></text:h>
                </text:list-item>
              </text:list>
            </text:list-item>
          </text:list>
        </text:list-item>
      </text:list>
      <text:list xml:id="list285093414789559846" text:style-name="L3">
        <text:list-item>
          <text:list>
            <text:list-item>
              <text:list>
                <text:list-header>
                  <text:h text:style-name="P97" text:outline-level="2"><text:bookmark-start text:name="__RefHeading__6767_372088099"/><text:span text:style-name="T21">Compilations of data (“databases”) created for the purpose of this agreement must be made open as defined by the Open Definition (</text:span><text:a xlink:type="simple" xlink:href="http://opendefinition.org/licenses/#Data"><text:span text:style-name="T7">http://opendefinition.org/licenses/#Data</text:span></text:a><text:span text:style-name="T21">) specifically under:</text:span><text:bookmark-end text:name="__RefHeading__6767_372088099"/></text:h>
                </text:list-header>
              </text:list>
            </text:list-item>
          </text:list>
        </text:list-item>
      </text:list>
      <text:list xml:id="list7927388726406575198" text:style-name="L4">
        <text:list-item>
          <text:h text:style-name="P95" text:outline-level="2"><text:bookmark-start text:name="__RefHeading__6769_372088099"/>Creative Commons Zero;<text:bookmark-end text:name="__RefHeading__6769_372088099"/></text:h>
        </text:list-item>
        <text:list-item>
          <text:h text:style-name="P95" text:outline-level="2"><text:bookmark-start text:name="__RefHeading__6771_372088099"/>Open Data Commons Public Domain Dedication and License;<text:bookmark-end text:name="__RefHeading__6771_372088099"/></text:h>
        </text:list-item>
        <text:list-item>
          <text:h text:style-name="P95" text:outline-level="2"><text:bookmark-start text:name="__RefHeading__6773_372088099"/><text:soft-page-break/>Open Data Commons Attribution License;<text:bookmark-end text:name="__RefHeading__6773_372088099"/></text:h>
        </text:list-item>
        <text:list-item>
          <text:h text:style-name="P95" text:outline-level="2"><text:bookmark-start text:name="__RefHeading__6775_372088099"/>Open Data Commons Open Database License (Attribution Sharealike);<text:bookmark-end text:name="__RefHeading__6775_372088099"/></text:h>
        </text:list-item>
        <text:list-item>
          <text:h text:style-name="P95" text:outline-level="2"><text:bookmark-start text:name="__RefHeading__6777_372088099"/>or with the written consent of the [Grant Giver] another Open Definition conformant data dedication or license.<text:bookmark-end text:name="__RefHeading__6777_372088099"/></text:h>
        </text:list-item>
      </text:list>
      <text:list xml:id="list150237612635712" text:continue-list="list150236059331738" text:style-name="L1">
        <text:list-item>
          <text:list>
            <text:list-item>
              <text:list>
                <text:list-item>
                  <text:h text:style-name="P79" text:outline-level="2"><text:bookmark-start text:name="__RefHeading__6779_372088099"/><text:toc-mark-start text:id="IMark119681704" text:outline-level="4"/>Media<text:bookmark-end text:name="__RefHeading__6779_372088099"/><text:toc-mark-end text:id="IMark119681704"/></text:h>
                </text:list-item>
              </text:list>
            </text:list-item>
          </text:list>
        </text:list-item>
      </text:list>
      <text:list xml:id="list150237698105461" text:continue-list="list285093414789559846" text:style-name="L3">
        <text:list-item>
          <text:list>
            <text:list-item>
              <text:list>
                <text:list-header>
                  <text:h text:style-name="P98" text:outline-level="2"><text:bookmark-start text:name="__RefHeading__6781_372088099"/><text:span text:style-name="T21">All copyright works created for the purpose of this agreement that are subject to copyright other than software or data must be licensed with a license that conforms to the Open Definition (</text:span><text:a xlink:type="simple" xlink:href="http://opendefinition.org/licenses/#Content"><text:span text:style-name="T7">http://opendefinition.org/licenses/#Content</text:span></text:a><text:span text:style-name="T21">), specifically:</text:span><text:bookmark-end text:name="__RefHeading__6781_372088099"/></text:h>
                </text:list-header>
              </text:list>
            </text:list-item>
          </text:list>
        </text:list-item>
      </text:list>
      <text:list xml:id="list6176639630713344064" text:style-name="L5">
        <text:list-item>
          <text:h text:style-name="P96" text:outline-level="2"><text:bookmark-start text:name="__RefHeading__6783_372088099"/>Creative Commons Attribution-ShareAlike license;<text:bookmark-end text:name="__RefHeading__6783_372088099"/></text:h>
        </text:list-item>
        <text:list-item>
          <text:h text:style-name="P96" text:outline-level="2"><text:bookmark-start text:name="__RefHeading__6785_372088099"/>Creative Commons Attribution only license;<text:bookmark-end text:name="__RefHeading__6785_372088099"/></text:h>
        </text:list-item>
        <text:list-item>
          <text:h text:style-name="P96" text:outline-level="2"><text:bookmark-start text:name="__RefHeading__6787_372088099"/>Creative Commons Zero;<text:bookmark-end text:name="__RefHeading__6787_372088099"/></text:h>
        </text:list-item>
        <text:list-item>
          <text:h text:style-name="P96" text:outline-level="2"><text:bookmark-start text:name="__RefHeading__6789_372088099"/>or with the written consent of the [Grant Giver] another licence that conforms to the Open Definition.<text:bookmark-end text:name="__RefHeading__6789_372088099"/></text:h>
        </text:list-item>
      </text:list>
      <text:list xml:id="list150237155690694" text:continue-list="list150237612635712" text:style-name="L1">
        <text:list-item>
          <text:list>
            <text:list-item>
              <text:list>
                <text:list-item>
                  <text:h text:style-name="P82" text:outline-level="2"><text:bookmark-start text:name="__RefHeading__6791_372088099"/><text:toc-mark-start text:id="IMark119682920" text:outline-level="4"/>Other Licenses<text:bookmark-end text:name="__RefHeading__6791_372088099"/><text:toc-mark-end text:id="IMark119682920"/></text:h>
                </text:list-item>
              </text:list>
            </text:list-item>
          </text:list>
        </text:list-item>
      </text:list>
      <text:list xml:id="list150237423691296" text:continue-list="list150237698105461" text:style-name="L3">
        <text:list-item>
          <text:list>
            <text:list-item>
              <text:list>
                <text:list-header>
                  <text:h text:style-name="P99" text:outline-level="2"><text:bookmark-start text:name="__RefHeading__6793_372088099"/>The Intellectual Property Steward may also distribute data and copyright works under licences that are more restrictive than those specified, but only if the data or copyright works have already been distributed under the public licences specified in this agreement; or the [Grant Giver] has agreed in writing that a more restrictive licence may be used.<text:bookmark-end text:name="__RefHeading__6793_372088099"/></text:h>
                </text:list-header>
              </text:list>
            </text:list-item>
          </text:list>
        </text:list-item>
      </text:list>
      <text:list xml:id="list150236917737678" text:continue-list="list150237155690694" text:style-name="L1">
        <text:list-item>
          <text:list>
            <text:list-item>
              <text:h text:style-name="P82" text:outline-level="2"><text:bookmark-start text:name="__RefHeading__6795_372088099"/><text:toc-mark-start text:id="IMark119537096" text:outline-level="3"/>Patents and Registered Designs<text:bookmark-end text:name="__RefHeading__6795_372088099"/><text:toc-mark-end text:id="IMark119537096"/></text:h>
              <text:list>
                <text:list-item>
                  <text:h text:style-name="P84" text:outline-level="2"><text:bookmark-start text:name="__RefHeading__6797_372088099"/>The Fellow, Recipient and Intellectual Property Steward will not apply for or obtain a patent, utility patent, registered designs, plant breeder's right or similar registered right over any knowledge resource or Intellectual Property created for the purposes of the agreement unless permitted to do so in accordance with 10.4.2 to 10.4.3.<text:bookmark-end text:name="__RefHeading__6797_372088099"/></text:h>
                </text:list-item>
                <text:list-item>
                  <text:h text:style-name="P84" text:outline-level="2"><text:bookmark-start text:name="__RefHeading__6799_372088099"/>The Intellectual Property Steward may apply in writing to the [Grant Giver] for permission to register a patent, utility patent, registered design, plant breeder's or similar registered right. In the request for permission the Intellectual Property Steward must promise:<text:bookmark-end text:name="__RefHeading__6799_372088099"/></text:h>
                  <text:list>
                    <text:list-item>
                      <text:h text:style-name="P84" text:outline-level="2"><text:bookmark-start text:name="__RefHeading__6801_372088099"/>to register the rights in the name of the Intellectual Property Steward;<text:bookmark-end text:name="__RefHeading__6801_372088099"/></text:h>
                    </text:list-item>
                    <text:list-item>
                      <text:h text:style-name="P84" text:outline-level="2"><text:bookmark-start text:name="__RefHeading__6803_372088099"/><text:soft-page-break/>to bear all costs related to registration;<text:bookmark-end text:name="__RefHeading__6803_372088099"/></text:h>
                    </text:list-item>
                    <text:list-item>
                      <text:h text:style-name="P84" text:outline-level="2"><text:bookmark-start text:name="__RefHeading__6805_372088099"/>immediately on registration or if possible before registration to licence the Intellectual Property under a public open patent or public open registered design license or equivalent approved by the [Grant Giver];<text:bookmark-end text:name="__RefHeading__6805_372088099"/></text:h>
                    </text:list-item>
                  </text:list>
                </text:list-item>
                <text:list-item>
                  <text:h text:style-name="P84" text:outline-level="2"><text:bookmark-start text:name="__RefHeading__6807_372088099"/>The [Grant Giver] has absolute unfettered discretion to refuse or permit the request, and no obligation at all to agree to, reconsider or discuss the request.<text:bookmark-end text:name="__RefHeading__6807_372088099"/></text:h>
                </text:list-item>
              </text:list>
            </text:list-item>
            <text:list-item>
              <text:h text:style-name="P85" text:outline-level="2"><text:bookmark-start text:name="__RefHeading__6809_372088099"/><text:toc-mark-start text:id="IMark119787224" text:outline-level="3"/>Hardware<text:bookmark-end text:name="__RefHeading__6809_372088099"/><text:toc-mark-end text:id="IMark119787224"/></text:h>
              <text:h text:style-name="P85" text:outline-level="2"><text:bookmark-start text:name="__RefHeading__6811_372088099"/>All Intellectual Property that relates to hardware must be licensed under a licences compliant with the Open Source Hardware Definition (<text:a xlink:type="simple" xlink:href="http://www.oshwa.org/definition/"><text:span text:style-name="T6">http://www.oshwa.org/definition/</text:span></text:a>). Should semi-conductor chip products or mask rights apply to anything created for purposes of this agreement then the Intellectual Property Steward shall grant an irrevocable non-exclusive royalty free license or licenses to anyone to make, use, sell, offer for sale, import or distribute products subject to such rights, conditional only upon attribution and share-alike requirements<text:bookmark-end text:name="__RefHeading__6811_372088099"/></text:h>
            </text:list-item>
            <text:list-item>
              <text:h text:style-name="P85" text:outline-level="2"><text:bookmark-start text:name="__RefHeading__6813_372088099"/><text:toc-mark-start text:id="IMark119787160" text:outline-level="3"/>Upload<text:bookmark-end text:name="__RefHeading__6813_372088099"/><text:toc-mark-end text:id="IMark119787160"/></text:h>
              <text:h text:style-name="P85" text:outline-level="2"><text:bookmark-start text:name="__RefHeading__6815_372088099"/>If Intellectual Property can be represented as digital data the Fellow, <text:span text:style-name="T28">Recipient </text:span>and Intellectual Property Steward must upload a copy in an open format to the [Grant Giver] Git repository. An open format is platform independent, machine readable, editable and made available to the public without restrictions that would impede the re-use of them information. The [Grant Giver] may direct the Fellow, <text:span text:style-name="T28">Recipient </text:span>and Intellectual Property Steward to upload copies to a different repository.<text:bookmark-end text:name="__RefHeading__6815_372088099"/></text:h>
            </text:list-item>
            <text:list-item>
              <text:h text:style-name="P84" text:outline-level="2"><text:bookmark-start text:name="__RefHeading__6817_372088099"/><text:toc-mark-start text:id="IMark119773208" text:outline-level="3"/>Exceptions<text:bookmark-end text:name="__RefHeading__6817_372088099"/><text:toc-mark-end text:id="IMark119773208"/></text:h>
              <text:list>
                <text:list-item>
                  <text:h text:style-name="P84" text:outline-level="2"><text:bookmark-start text:name="__RefHeading__6819_372088099"/>The Fellow, Recipient and Intellectual Property Steward are not required to distribute under the Licences specified, nor to upload to the [Grant Giver] Git repository any information that is: private or must be kept secret for security purposes or is the subject of a legal duty of confidentiality such as a professional duty;<text:bookmark-end text:name="__RefHeading__6819_372088099"/></text:h>
                </text:list-item>
                <text:list-item>
                  <text:h text:style-name="P84" text:outline-level="2"><text:bookmark-start text:name="__RefHeading__6821_372088099"/>Information which the Fellow, Recipient or the Intellectual Property Steward sells or licenses under any terms, or in the case of software is used to generate profit using a network server does not qualify for these exceptions.<text:bookmark-end text:name="__RefHeading__6821_372088099"/></text:h>
                </text:list-item>
              </text:list>
            </text:list-item>
            <text:list-item>
              <text:h text:style-name="P86" text:outline-level="2"><text:bookmark-start text:name="__RefHeading__6823_372088099"/><text:toc-mark-start text:id="IMark119681384" text:outline-level="3"/>Warranty<text:bookmark-end text:name="__RefHeading__6823_372088099"/><text:toc-mark-end text:id="IMark119681384"/></text:h>
              <text:h text:style-name="P86" text:outline-level="2"><text:bookmark-start text:name="__RefHeading__6825_372088099"/>The Fellow, <text:span text:style-name="T28">Recipient</text:span> and the Intellectual Property Steward warrant that Intellectual Property created for the purposes of the agreement will not infringe the Intellectual Property or other <text:soft-page-break/>rights of any third party and the Fellow, <text:span text:style-name="T28">Recipient</text:span> <text:span text:style-name="T28">and Intellectual Property Steward</text:span> hereby indemnif<text:span text:style-name="T28">y</text:span> and hold the [Grant Giver] harmless against any and all harm, damage, loss and costs, including legal costs, which the [Grant Giver] may suffer from a breach of these warranties. The Fellow, <text:span text:style-name="T28">Recipient</text:span> and Intellectual Property Steward warrant that they have the necessary permission, including licences or other lawful permissions, for any third party Intellectual Property included in or distributed with Intellectual Property created for purposes of this agreement.<text:bookmark-end text:name="__RefHeading__6825_372088099"/></text:h>
            </text:list-item>
            <text:list-item>
              <text:h text:style-name="P86" text:outline-level="2"><text:bookmark-start text:name="__RefHeading__6827_372088099"/><text:toc-mark-start text:id="IMark119789992" text:outline-level="3"/>Residual License<text:bookmark-end text:name="__RefHeading__6827_372088099"/><text:toc-mark-end text:id="IMark119789992"/></text:h>
              <text:h text:style-name="P86" text:outline-level="2"><text:bookmark-start text:name="__RefHeading__6829_372088099"/>The [Grant Giver] will be entitled to distribute Intellectual Property created for purposes of this agreement under any of the public licences applicable in this agreement at any time. The Fellow, <text:span text:style-name="T28">Recipient</text:span> and Intellectual Property Steward waive any claim and any remedy at law, including injunctive relief, an order for accounting, or a claim for damages which the Fellow, <text:span text:style-name="T28">Recipient</text:span> and Intellectual Property Steward's or their heirs, successors or assigns might have in respect of the distribution.<text:bookmark-end text:name="__RefHeading__6829_372088099"/></text:h>
            </text:list-item>
          </text:list>
        </text:list-item>
        <text:list-item>
          <text:h text:style-name="P84" text:outline-level="2"><text:bookmark-start text:name="__RefHeading__6831_372088099"/><text:toc-mark-start text:id="IMark119789576" text:outline-level="2"/>How This Agreement Works<text:bookmark-end text:name="__RefHeading__6831_372088099"/><text:toc-mark-end text:id="IMark119789576"/></text:h>
          <text:list>
            <text:list-item>
              <text:h text:style-name="P84" text:outline-level="2"><text:bookmark-start text:name="__RefHeading__6833_372088099"/>This agreement constitutes the entire agreement between the Parties. No amendment of this agreement will be valid unless reduced to writing and signed by the Parties. No representations, undertakings or promises were made between the Parties except as incorporated in this agreement.<text:bookmark-end text:name="__RefHeading__6833_372088099"/></text:h>
            </text:list-item>
            <text:list-item>
              <text:h text:style-name="P87" text:outline-level="2"><text:bookmark-start text:name="__RefHeading__6835_372088099"/>The rights and obligations as contained in this agreement are personal in nature and may not be transferred, assigned or ceded to any third party.<text:bookmark-end text:name="__RefHeading__6835_372088099"/></text:h>
            </text:list-item>
            <text:list-item>
              <text:h text:style-name="P87" text:outline-level="2"><text:bookmark-start text:name="__RefHeading__6837_372088099"/>Words importing the singular include the plural and visa versa, words importing one gender include other genders.<text:bookmark-end text:name="__RefHeading__6837_372088099"/></text:h>
            </text:list-item>
            <text:list-item>
              <text:h text:style-name="P88" text:outline-level="2"><text:bookmark-start text:name="__RefHeading__6839_372088099"/>This agreement and all matters incidental thereto, including but not limited to the interpretation, application and termination of this agreement are governed by <text:span text:style-name="T30">[insert name of chosen jurisdiction] </text:span><text:s/>law.<text:bookmark-end text:name="__RefHeading__6839_372088099"/></text:h>
            </text:list-item>
            <text:list-item>
              <text:h text:style-name="P87" text:outline-level="2"><text:bookmark-start text:name="__RefHeading__6841_372088099"/>Any notice required or permitted to be given in terms of this agreement will be valid and effective only if in writing. A notice is in writing for the purposes of this agreement if it is in text in an electronic form that it is accessible for subsequent reference.<text:bookmark-end text:name="__RefHeading__6841_372088099"/></text:h>
            </text:list-item>
            <text:list-item>
              <text:h text:style-name="P87" text:outline-level="2"><text:bookmark-start text:name="__RefHeading__6843_372088099"/>If a party to this agreement fails to fulfil an obligation in terms of this agreement and the other party does not require fulfilment then that will not constitute a waiver of the right to require the fulfilment of that obligation.<text:bookmark-end text:name="__RefHeading__6843_372088099"/></text:h>
            </text:list-item>
            <text:list-item>
              <text:h text:style-name="P87" text:outline-level="2"><text:bookmark-start text:name="__RefHeading__6845_372088099"/>When this agreement refers to a number of days then calculation of that number includes the <text:soft-page-break/>day on which the event occurs, Saturdays, Sundays, public and bank holidays.<text:bookmark-end text:name="__RefHeading__6845_372088099"/></text:h>
            </text:list-item>
            <text:list-item>
              <text:h text:style-name="P87" text:outline-level="2"><text:bookmark-start text:name="__RefHeading__6847_372088099"/>If any term or provision of this agreement is held to be illegal or unenforceable in whole or in part under any enactment or rule of law such term or provision or part will to that extent be deemed to not be part of this agreement but the enforceability of the remainder of this agreement will not be affected. If any term or provision or part of this agreement is severed as illegal or unenforceable, the parties will agree to modify this agreement to the extent necessary to render it lawful and enforceable and as closely as possible to reflect the intentions of the parties embodied in this agreement.<text:bookmark-end text:name="__RefHeading__6847_372088099"/></text:h>
            </text:list-item>
            <text:list-item>
              <text:h text:style-name="P87" text:outline-level="2"><text:bookmark-start text:name="__RefHeading__6849_372088099"/>If more than one party has an obligation in this agreement then that party is responsible for the entirety of the obligation and the party to whom the obligation is owed may enforce the obligation against any one or more of the parties owing the obligation which may in turn compel fulfilment of the obligation by the other parties under that obligation.<text:bookmark-end text:name="__RefHeading__6849_372088099"/></text:h>
            </text:list-item>
          </text:list>
        </text:list-item>
        <text:list-item>
          <text:h text:style-name="P87" text:outline-level="2"><text:bookmark-start text:name="__RefHeading__6851_372088099"/><text:toc-mark-start text:id="IMark119785736" text:outline-level="2"/>Termination other than for Breach<text:bookmark-end text:name="__RefHeading__6851_372088099"/><text:toc-mark-end text:id="IMark119785736"/></text:h>
          <text:list>
            <text:list-item>
              <text:h text:style-name="P87" text:outline-level="2"><text:bookmark-start text:name="__RefHeading__6853_372088099"/>In addition to termination at the expiry of the Contract Period specified in clause 2, and cancellation specified in clause 13 the agreement may be terminated in the circumstances set out below in 12.2, 12.3 and 12.4.<text:bookmark-end text:name="__RefHeading__6853_372088099"/></text:h>
            </text:list-item>
            <text:list-item>
              <text:h text:style-name="P87" text:outline-level="2"><text:bookmark-start text:name="__RefHeading__6855_372088099"/>If a party to this agreement party dies or is finally sequestrated then the agreement will terminate on the day of death or final sequestration.<text:bookmark-end text:name="__RefHeading__6855_372088099"/></text:h>
            </text:list-item>
            <text:list-item>
              <text:h text:style-name="P87" text:outline-level="2"><text:bookmark-start text:name="__RefHeading__6857_372088099"/>If a party to this agreement is permanently disabled or provisionally sequestrated then the [Grant Giver] may elect whether or not to terminate the agreement. If the [Grant Giver] elects to terminate the agreement then the [Grant Giver] may do so by giving thirty (30) days notice to the the affected party, its heirs, successors or assigns, or where applicable the administrator or executor or the like of that other party.<text:bookmark-end text:name="__RefHeading__6857_372088099"/></text:h>
            </text:list-item>
            <text:list-item>
              <text:h text:style-name="P87" text:outline-level="2"><text:bookmark-start text:name="__RefHeading__6859_372088099"/>A party will not be liable for the performance of any one of [his/her] obligations in terms of this Agreement where performance of that obligation is rendered impossible or impractical by any event beyond that party's reasonable control including, but not limited to, war, civil war, civil disturbance, political oppression, pandemic, natural disasters, prolonged economic instability or natural disasters (such as earthquakes) in the country or countries in which the party is carrying out [his/her] obligations, the occurrence of which event entitles any of the parties to immediately terminate the agreement in which event the other parties will not be entitled to hold the resiling party liable for any damages flowing from such termination.<text:bookmark-end text:name="__RefHeading__6859_372088099"/></text:h>
            </text:list-item>
          </text:list>
        </text:list-item>
        <text:list-item>
          <text:h text:style-name="P87" text:outline-level="2"><text:bookmark-start text:name="__RefHeading__6861_372088099"/><text:toc-mark-start text:id="IMark119780056" text:outline-level="2"/>Breach<text:bookmark-end text:name="__RefHeading__6861_372088099"/><text:toc-mark-end text:id="IMark119780056"/></text:h>
          <text:list>
            <text:list-item>
              <text:h text:style-name="P87" text:outline-level="2"><text:bookmark-start text:name="__RefHeading__6863_372088099"/>In the event of breach of this agreement by a party, save for a breach as envisaged in paragraph 13.2 below, the defaulting party must be given ten (10) days, by means of written <text:soft-page-break/>notice, in which to remedy the breach. If the breach is not remedied to the reasonable satisfaction of the party giving notice, such party may, without prejudice to any other rights which it may have, either: cancel the agreement and claim damages; or claim specific performance of the obligations in terms of this agreement.<text:bookmark-end text:name="__RefHeading__6863_372088099"/></text:h>
            </text:list-item>
            <text:list-item>
              <text:h text:style-name="P87" text:outline-level="2"><text:bookmark-start text:name="__RefHeading__6865_372088099"/>In the event that another party to this agreement commits an act that brings the reputation of the [Grant Giver] into disrepute or creates a conflict of interest with the [Grant Giver], the [Grant Giver] will have the right to terminate the agreement with immediate effect and without prior notice, and the [Grant Giver] is entitled to claim damages.<text:bookmark-end text:name="__RefHeading__6865_372088099"/></text:h>
            </text:list-item>
          </text:list>
        </text:list-item>
        <text:list-item>
          <text:h text:style-name="P87" text:outline-level="2"><text:bookmark-start text:name="__RefHeading__6867_372088099"/><text:toc-mark-start text:id="IMark119681416" text:outline-level="2"/>Effect of Termination<text:bookmark-end text:name="__RefHeading__6867_372088099"/><text:toc-mark-end text:id="IMark119681416"/></text:h>
          <text:list>
            <text:list-item>
              <text:h text:style-name="P87" text:outline-level="2"><text:bookmark-start text:name="__RefHeading__6869_372088099"/>When this agreement Terminates, whether in terms of clause 3, 12 or 13 the following clauses will, as far as necessary to give effect to them, remain in force between the parties: 8,9,10,11, 14, 15 and 16. Any other provision necessary for the efficacy of those clauses will also remain in force.<text:bookmark-end text:name="__RefHeading__6869_372088099"/></text:h>
            </text:list-item>
            <text:list-item>
              <text:h text:style-name="P87" text:outline-level="2"><text:bookmark-start text:name="__RefHeading__6871_372088099"/>If the agreement is Terminated in any of the circumstances set out in clauses 12.2, 12.3, 12.4 and 13 then:<text:bookmark-end text:name="__RefHeading__6871_372088099"/></text:h>
              <text:list>
                <text:list-item>
                  <text:h text:style-name="P87" text:outline-level="2"><text:bookmark-start text:name="__RefHeading__6873_372088099"/>the [Grant Giver] will enjoy a perpetual, universal, royalty free license to all Intellectual Property created for this agreement which will entitle the [Grant Giver]; to distribute the Intellectual Property on any terms which it deems fit including under one or more public licences; to release the intellectual property into the public domain or to grant non-exclusive all rights reserved licences to others including through multiple tiers of sub-licences; and<text:bookmark-end text:name="__RefHeading__6873_372088099"/></text:h>
                </text:list-item>
                <text:list-item>
                  <text:h text:style-name="P87" text:outline-level="2"><text:bookmark-start text:name="__RefHeading__6875_372088099"/>the [Grant Giver] may elect, within thirty (30) days of Termination, to cession of the full rights of ownership of any of the Intellectual Property created for this agreement and should the [Grant Giver] exercise its right to take cession, it will give written notice to the party in whom the Intellectual Property vests, or [his/her] successors in title, who must execute any document required to complete the cession within thirty (30) days of receipt of the notice. The costs of cession will be borne equally by the parties to the cession.<text:bookmark-end text:name="__RefHeading__6875_372088099"/></text:h>
                </text:list-item>
              </text:list>
            </text:list-item>
            <text:list-item>
              <text:h text:style-name="P87" text:outline-level="2"><text:bookmark-start text:name="__RefHeading__6877_372088099"/>The [Grant Giver] may elect, within thirty (30) days of Termination in terms of clauses 12.2, 12.3, 12.4 and 13, to require a party to render an account in respect of any amount paid by the [Grant Giver] to that party in terms of this agreement. The party must render an account within thirty (30) days of receipt of the notice. The costs of rendering the account will be borne by the accounting party.<text:bookmark-end text:name="__RefHeading__6877_372088099"/></text:h>
            </text:list-item>
          </text:list>
        </text:list-item>
        <text:list-item>
          <text:h text:style-name="P87" text:outline-level="2"><text:bookmark-start text:name="__RefHeading__6879_372088099"/><text:toc-mark-start text:id="IMark119789992" text:outline-level="2"/>Disputes<text:bookmark-end text:name="__RefHeading__6879_372088099"/><text:toc-mark-end text:id="IMark119789992"/></text:h>
          <text:list>
            <text:list-item>
              <text:h text:style-name="P87" text:outline-level="2"><text:bookmark-start text:name="__RefHeading__6881_372088099"/>If there is a dispute between the parties about this agreement, then a party may choose to resolve the dispute by mediation.<text:bookmark-end text:name="__RefHeading__6881_372088099"/></text:h>
            </text:list-item>
            <text:list-item>
              <text:h text:style-name="P87" text:outline-level="2"><text:bookmark-start text:name="__RefHeading__6883_372088099"/><text:soft-page-break/>A party that desires mediation may send a written notice of the dispute to all the other parties to the agreement requesting mediation. The parties should agree on a mediator who need not be a professional mediator but must be an independent third person trusted by all parties.<text:bookmark-end text:name="__RefHeading__6883_372088099"/></text:h>
            </text:list-item>
            <text:list-item>
              <text:h text:style-name="P87" text:outline-level="2"><text:bookmark-start text:name="__RefHeading__6885_372088099"/>Once a mediator is agreed [he/she] must attempt to resolve the dispute within thirty (30) days from receipt by all the parties of the notice requesting mediation.<text:bookmark-end text:name="__RefHeading__6885_372088099"/></text:h>
            </text:list-item>
            <text:list-item>
              <text:h text:style-name="P87" text:outline-level="2"><text:bookmark-start text:name="__RefHeading__6887_372088099"/>If the parties do not agree on a mediator within ten (10) days of the written request for mediation, or the mediator declares that mediation has failed, or thirty (30) days has elapsed from the request for mediation without the dispute being resolved and all the parties have not agreed an extension of time for mediation, then a party may require that the dispute be arbitrated.<text:bookmark-end text:name="__RefHeading__6887_372088099"/></text:h>
            </text:list-item>
            <text:list-item>
              <text:h text:style-name="P87" text:outline-level="2"><text:bookmark-start text:name="__RefHeading__6889_372088099"/>A party requiring arbitration may send the other parties a notice that [he/she] requires arbitration, and either nominate an arbitrator or call on the other parties to nominate an arbitrator within ten (10) days. If the parties agree on an arbitrator the arbitrator must accept within five (5) days of agreement.<text:bookmark-end text:name="__RefHeading__6889_372088099"/></text:h>
            </text:list-item>
            <text:list-item>
              <text:h text:style-name="P89" text:outline-level="2"><text:bookmark-start text:name="__RefHeading__6891_372088099"/>If the parties fail to agree on an arbitrator, or an agreed arbitrator does not accept the nomination in the time specified, then the <text:span text:style-name="T31">[Insert name of chosen organisation]</text:span> will be requested to appoint an arbitrator.<text:bookmark-end text:name="__RefHeading__6891_372088099"/></text:h>
            </text:list-item>
            <text:list-item>
              <text:h text:style-name="P90" text:outline-level="2">Arbitration will take place according to rules agreed between the parties and when such rules are silent, according to the arbitration rules of the <text:span text:style-name="T31">[Insert name of chosen organisation]</text:span>. If there is any conflict between the agreed rules of the <text:span text:style-name="T31">[Insert name of chosen organisation]</text:span> rules and this agreement, then this agreement prevails over the rules.</text:h>
            </text:list-item>
            <text:list-item>
              <text:h text:style-name="P91" text:outline-level="2"><text:bookmark-start text:name="__RefHeading__6897_372088099"/>Arbitration must take place within thirty (30) days of referral to arbitration. The parties may agree that arbitration will take place solely through the submission of written documents or alternatively through video conferencing or the like.<text:bookmark-end text:name="__RefHeading__6897_372088099"/></text:h>
            </text:list-item>
            <text:list-item>
              <text:h text:style-name="P91" text:outline-level="2"><text:bookmark-start text:name="__RefHeading__6899_372088099"/>The parties will do their best to make sure that the arbitration is held and an award made within sixty (60) days from referral to arbitration.<text:bookmark-end text:name="__RefHeading__6899_372088099"/></text:h>
            </text:list-item>
            <text:list-item>
              <text:h text:style-name="P91" text:outline-level="2"><text:bookmark-start text:name="__RefHeading__6901_372088099"/>The arbitrator will determine who must bear the cost of arbitration unless the parties agree otherwise prior to arbitration.<text:bookmark-end text:name="__RefHeading__6901_372088099"/></text:h>
            </text:list-item>
            <text:list-item>
              <text:h text:style-name="P91" text:outline-level="2"><text:bookmark-start text:name="__RefHeading__6903_372088099"/>The arbitration award will be final and binding.<text:bookmark-end text:name="__RefHeading__6903_372088099"/></text:h>
            </text:list-item>
          </text:list>
        </text:list-item>
        <text:list-item>
          <text:h text:style-name="P91" text:outline-level="2"><text:bookmark-start text:name="__RefHeading__6905_372088099"/><text:toc-mark-start text:id="IMark119681416" text:outline-level="2"/>Domicilia and Notices<text:bookmark-end text:name="__RefHeading__6905_372088099"/><text:toc-mark-end text:id="IMark119681416"/></text:h>
          <text:list>
            <text:list-item>
              <text:h text:style-name="P91" text:outline-level="2"><text:bookmark-start text:name="__RefHeading__6907_372088099"/>Each Party choose its domicilium citandi et executandi ("Domicilium") for the purposes of the <text:soft-page-break/>giving of any notice, the payment of any sum, the serving of any process and for any other purpose arising from this agreement at their respective addresses as set out below:<text:bookmark-end text:name="__RefHeading__6907_372088099"/></text:h>
              <text:list>
                <text:list-item>
                  <text:h text:style-name="P91" text:outline-level="2"><text:bookmark-start text:name="__RefHeading__6909_372088099"/>The [Grant Giver]:<text:bookmark-end text:name="__RefHeading__6909_372088099"/></text:h>
                </text:list-item>
              </text:list>
            </text:list-item>
          </text:list>
        </text:list-item>
      </text:list>
      <text:h text:style-name="P59" text:outline-level="2"><text:bookmark-start text:name="__RefHeading__6911_372088099"/>Email: <text:span text:style-name="T33">[</text:span><text:span text:style-name="T2">Insert email for legal notices]</text:span><text:bookmark-end text:name="__RefHeading__6911_372088099"/></text:h>
      <text:h text:style-name="P60" text:outline-level="2"><text:bookmark-start text:name="__RefHeading__6913_372088099"/>Physical: <text:span text:style-name="T32">[Insert physical address for delivery of legal notices]</text:span><text:bookmark-end text:name="__RefHeading__6913_372088099"/></text:h>
      <text:list xml:id="list150237048266734" text:continue-numbering="true" text:style-name="L1">
        <text:list-item>
          <text:list>
            <text:list-item>
              <text:list>
                <text:list-item>
                  <text:h text:style-name="P91" text:outline-level="2"><text:bookmark-start text:name="__RefHeading__6915_372088099"/>The Fellow and Recipient chooses the addresses set out in the Contract Specifications.<text:bookmark-end text:name="__RefHeading__6915_372088099"/></text:h>
                </text:list-item>
                <text:list-item>
                  <text:h text:style-name="P91" text:outline-level="2"><text:bookmark-start text:name="__RefHeading__6917_372088099"/>Each party is entitled, to vary its Domicilium to any other address which is not a post office box or poste restante by written notice, including by email, to the other parties.<text:bookmark-end text:name="__RefHeading__6917_372088099"/></text:h>
                </text:list-item>
              </text:list>
            </text:list-item>
            <text:list-item>
              <text:h text:style-name="P91" text:outline-level="2"><text:bookmark-start text:name="__RefHeading__6919_372088099"/>Any notice given and any payment made by one party to another (the "Addressee") which:<text:bookmark-end text:name="__RefHeading__6919_372088099"/></text:h>
              <text:list>
                <text:list-item>
                  <text:h text:style-name="P91" text:outline-level="2"><text:bookmark-start text:name="__RefHeading__6921_372088099"/>is delivered by hand, during the normal business hours of the Addressee at the Addressee's Domicilium for the time being, will be deemed, in the absence of proof to the contrary, to have been received by the Addressee at the time of delivery; or<text:bookmark-end text:name="__RefHeading__6921_372088099"/></text:h>
                </text:list-item>
                <text:list-item>
                  <text:h text:style-name="P91" text:outline-level="2"><text:bookmark-start text:name="__RefHeading__6923_372088099"/>is transmitted through an electronic communication system such as electronic mail, and delivery to the recipient's designated electronic communication system number or address or is confirmed by the communication system used, will be deemed, in the absence of proof to the contrary, to have been received and come to the notice of the Addressee within twenty four (24) hours of the confirmation of such receipt.<text:bookmark-end text:name="__RefHeading__6923_372088099"/></text:h>
                </text:list-item>
              </text:list>
            </text:list-item>
          </text:list>
        </text:list-item>
        <text:list-item>
          <text:h text:style-name="P91" text:outline-level="2"><text:bookmark-start text:name="__RefHeading__6925_372088099"/><text:toc-mark-start text:id="IMark119790936" text:outline-level="2"/>Signature and Conclusion<text:bookmark-end text:name="__RefHeading__6925_372088099"/><text:toc-mark-end text:id="IMark119790936"/></text:h>
        </text:list-item>
      </text:list>
      <text:h text:style-name="P56" text:outline-level="2"><text:bookmark-start text:name="__RefHeading__6927_372088099"/>Electronic Form<text:bookmark-end text:name="__RefHeading__6927_372088099"/></text:h>
      <text:list xml:id="list150236619065077" text:continue-numbering="true" text:style-name="L1">
        <text:list-item>
          <text:list>
            <text:list-item>
              <text:h text:style-name="P91" text:outline-level="2"><text:bookmark-start text:name="__RefHeading__6929_372088099"/>The Parties agree to this version of this agreement in electronic form and signed by Electronic Signatures of the parties.<text:bookmark-end text:name="__RefHeading__6929_372088099"/></text:h>
            </text:list-item>
            <text:list-item>
              <text:h text:style-name="P91" text:outline-level="2"><text:bookmark-start text:name="__RefHeading__6931_372088099"/>Each Party consents to the use of the electronic version of this agreement provided by the [Grant Giver]. The electronic version of this agreement provided by the [Grant Giver] and signed with Electronic Signatures, will be regarded as valid for all legal purposes, and as original” and “in writing” for all legal purposes.<text:bookmark-end text:name="__RefHeading__6931_372088099"/></text:h>
            </text:list-item>
            <text:list-item>
              <text:h text:style-name="P91" text:outline-level="2"><text:bookmark-start text:name="__RefHeading__6933_372088099"/>Each party consents to the production of the electronic version of the agreement provided by the [Grant Giver] and signed by the Electronic Signature as a document that meets any requirement or permission under any statutory provision or rule of law that a person is required or permitted to produce a document.<text:bookmark-end text:name="__RefHeading__6933_372088099"/></text:h>
            </text:list-item>
          </text:list>
        </text:list-item>
      </text:list>
      <text:h text:style-name="P56" text:outline-level="2"><text:bookmark-start text:name="__RefHeading__6935_372088099"/><text:soft-page-break/>Electronic Signature<text:bookmark-end text:name="__RefHeading__6935_372088099"/></text:h>
      <text:list xml:id="list150237892759011" text:continue-numbering="true" text:style-name="L1">
        <text:list-item>
          <text:list>
            <text:list-item>
              <text:h text:style-name="P91" text:outline-level="2"><text:bookmark-start text:name="__RefHeading__6937_372088099"/>The Parties are using Electronic Signatures to conclude this agreement.<text:bookmark-end text:name="__RefHeading__6937_372088099"/></text:h>
            </text:list-item>
            <text:list-item>
              <text:h text:style-name="P91" text:outline-level="2"><text:bookmark-start text:name="__RefHeading__6939_372088099"/>Each Party will be assigned an Electronic Signature by a Third Party Service designated by the [Grant Giver].<text:bookmark-end text:name="__RefHeading__6939_372088099"/></text:h>
            </text:list-item>
            <text:list-item>
              <text:h text:style-name="P91" text:outline-level="2"><text:bookmark-start text:name="__RefHeading__6941_372088099"/>By associating the Electronic Signature assigned to it by the Third Party Service with the electronic version of this agreement a signatory:<text:bookmark-end text:name="__RefHeading__6941_372088099"/></text:h>
              <text:list>
                <text:list-item>
                  <text:h text:style-name="P91" text:outline-level="2"><text:bookmark-start text:name="__RefHeading__6943_372088099"/>identifies (himself/herself), and<text:bookmark-end text:name="__RefHeading__6943_372088099"/></text:h>
                </text:list-item>
                <text:list-item>
                  <text:h text:style-name="P91" text:outline-level="2"><text:bookmark-start text:name="__RefHeading__6945_372088099"/>demonstrates an intention to be legally bound, and<text:bookmark-end text:name="__RefHeading__6945_372088099"/></text:h>
                </text:list-item>
                <text:list-item>
                  <text:h text:style-name="P91" text:outline-level="2"><text:bookmark-start text:name="__RefHeading__6947_372088099"/>consents to use of the Electronic Signature for purposes of the previous two sub paragraphs, and<text:bookmark-end text:name="__RefHeading__6947_372088099"/></text:h>
                </text:list-item>
                <text:list-item>
                  <text:h text:style-name="P92" text:outline-level="2"><text:bookmark-start text:name="__RefHeading__6949_372088099"/>consents to use of Electronic Signatures by the other parties for the purposes of identification and demonstration of intention.<text:bookmark-end text:name="__RefHeading__6949_372088099"/></text:h>
                </text:list-item>
              </text:list>
            </text:list-item>
            <text:list-item>
              <text:h text:style-name="P92" text:outline-level="2"><text:bookmark-start text:name="__RefHeading__6951_372088099"/>The agreement will be concluded when all the parties have associated their assigned Electronic Signature with this agreement as it is provided by the [Grant Giver].<text:bookmark-end text:name="__RefHeading__6951_372088099"/></text:h>
            </text:list-item>
            <text:list-item>
              <text:h text:style-name="P92" text:outline-level="2"><text:bookmark-start text:name="__RefHeading__6953_372088099"/>Any persons signing this agreement in a representative capacity warrants [his/her] authority to do so.<text:bookmark-end text:name="__RefHeading__6953_372088099"/></text:h>
            </text:list-item>
            <text:list-item>
              <text:h text:style-name="P92" text:outline-level="2"><text:bookmark-start text:name="__RefHeading__6955_372088099"/>An electronic version of this agreement with associated Electronic Signatures constitute prima facie proof of this agreement. <text:s/>A certificate provided by the Third Party Service appointed by the [Grant Giver] constitutes prima facie proof of the information in the certificate such as time of signature. A true paper copy of the electronic version of this agreement constitutes prima facie proof of this agreement.<text:bookmark-end text:name="__RefHeading__6955_372088099"/></text:h>
            </text:list-item>
          </text:list>
        </text:list-item>
      </text:list>
      <text:h text:style-name="P55" text:outline-level="2"/>
      <text:h text:style-name="P100" text:outline-level="2"><text:bookmark-start text:name="__RefHeading__6957_372088099"/><text:toc-mark-start text:id="IMark119515624" text:outline-level="1"/>Record of Signature<text:bookmark-end text:name="__RefHeading__6957_372088099"/><text:toc-mark-end text:id="IMark119515624"/></text:h>
      <text:p text:style-name="P46"/>
      <text:p text:style-name="P46"/>
      <text:p text:style-name="P47"/>
      <text:p text:style-name="P49"/>
      <text:p text:style-name="P48"/>
      <text:p text:style-name="P48">__________________________________________</text:p>
      <text:p text:style-name="P48"><text:span text:style-name="T29">Signature </text:span>for and on behalf of the [Grant Giver]</text:p>
      <text:p text:style-name="P50"/>
      <text:p text:style-name="P48"/>
      <text:p text:style-name="P48"/>
      <text:p text:style-name="P48">__________________________________________</text:p>
      <text:p text:style-name="P48">Fellow </text:p>
      <text:p text:style-name="P49">Date of <text:span text:style-name="T9">Signature</text:span>: </text:p>
      <text:p text:style-name="P51"/>
      <text:p text:style-name="P53"/>
      <text:p text:style-name="P53"/>
      <text:p text:style-name="P48">__________________________________________</text:p>
      <text:p text:style-name="P52">for and on behalf of Recipient</text:p>
      <text:h text:style-name="P54" text:outline-level="2"><text:bookmark-start text:name="__RefHeading__6959_372088099"/>Date of Signature: <text:bookmark-end text:name="__RefHeading__6959_37208809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4"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FreeSans2" svg:font-family="FreeSans" style:font-adornments="Bold" style:font-family-generic="swiss" style:font-pitch="variable"/>
    <style:font-face style:name="FreeSans1" svg:font-family="FreeSans" style:font-adornments="Regular"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3" svg:font-family="FreeSans"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3" style:font-family-complex="FreeSans" style:font-family-generic-complex="system" style:font-pitch-complex="variable" style:font-size-complex="14pt"/>
    </style:style>
    <style:style style:name="Text_20_body" style:display-name="Text body" style:family="paragraph" style:parent-style-name="Standard" style:default-outline-level="2" style:list-style-name="" style:class="text">
      <style:paragraph-properties fo:margin-top="0in" fo:margin-bottom="0.0972in" style:contextual-spacing="false" fo:line-height="120%"/>
      <style:text-properties style:font-name="FreeSans1" fo:font-family="FreeSans" style:font-style-name="Regular" style:font-family-generic="swiss" style:font-pitch="variable" fo:font-size="11pt" style:font-size-asian="10.5pt"/>
    </style:style>
    <style:style style:name="List" style:family="paragraph" style:parent-style-name="Text_20_body" style:class="list">
      <style:text-properties style:font-size-asian="12pt" style:font-name-complex="FreeSans4"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4"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4" style:font-family-complex="FreeSans" style:font-family-generic-complex="swis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master-page-name="">
      <style:paragraph-properties style:page-number="auto" fo:background-color="transparent" text:number-lines="false" text:line-number="0">
        <style:tab-stops>
          <style:tab-stop style:position="3.3465in" style:type="center"/>
          <style:tab-stop style:position="6.6929in" style:type="right"/>
        </style:tab-stops>
        <style:background-image/>
      </style:paragraph-properties>
      <style:text-properties style:font-name="FreeSans1" fo:font-family="FreeSans" style:font-style-name="Regular" style:font-family-generic="swiss" style:font-pitch="variable" fo:font-size="7pt" style:font-size-asian="7pt" style:font-size-complex="7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FreeSans2" fo:font-family="FreeSans" style:font-style-name="Bold" style:font-family-generic="swiss" style:font-pitch="variable" fo:font-size="14pt" fo:font-weight="600"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style:font-name="FreeSans2" fo:font-family="FreeSans" style:font-style-name="Bold" style:font-family-generic="swiss" style:font-pitch="variable" fo:font-size="90%" fo:font-weight="600"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000000" style:font-name="FreeSans2" fo:font-family="FreeSans" style:font-style-name="Bold" style:font-family-generic="swiss" style:font-pitch="variable" fo:font-size="12pt" fo:font-weight="600" style:font-size-asian="14pt" style:font-weight-asian="bold" style:font-size-complex="14pt" style:font-weight-complex="600"/>
    </style:style>
    <style:style style:name="Header-Address" style:family="paragraph" style:parent-style-name="Standard">
      <style:paragraph-properties fo:line-height="0.1807in" fo:text-align="end" style:justify-single-word="false"/>
      <style:text-properties fo:color="#000000" fo:font-size="8.5pt" style:font-size-asian="8.5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Numbering_20_1" style:display-name="Numbering 1" style:family="paragraph" style:parent-style-name="List" style:class="list">
      <style:paragraph-properties fo:margin-left="0.25in" fo:margin-right="0in" fo:margin-top="0in" fo:margin-bottom="0.0835in" style: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style:contextual-spacing="false" fo:text-indent="0in" style:auto-text-indent="false"/>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fo:background-color="transparent" fo:padding="0.0193in" fo:border="0.06pt solid #000000" style:shadow="none" text:number-lines="false" text:line-number="0">
        <style:tab-stops/>
        <style:background-image/>
      </style:paragraph-properties>
      <style:text-properties style:font-name="FreeSans1" fo:font-family="FreeSans" style:font-style-name="Regular" style:font-family-generic="swiss" style:font-pitch="variable" fo:font-size="11pt" style:font-size-asian="10.5pt"/>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Numbering_20_Symbols" style:display-name="Numbering Symbols" style:family="text">
      <style:text-properties style:font-name="FreeSans" fo:font-family="FreeSans" style:font-family-generic="swiss" style:font-pitch="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consecutive-numbering="true">
      <text:list-level-style-number text:level="1"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fo:text-indent="-0.5709in" fo:margin-left="0.5902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_20_left">
      <style:paragraph-properties fo:text-align="end" style:justify-single-word="false"/>
    </style:style>
    <style:style style:name="MP2" style:family="paragraph" style:parent-style-name="Header_20_left">
      <style:paragraph-properties fo:text-align="center" style:justify-single-word="false"/>
    </style:style>
    <style:style style:name="MP3" style:family="paragraph" style:parent-style-name="Header-Address">
      <style:paragraph-properties fo:text-align="center" style:justify-single-word="false"/>
      <style:text-properties style:font-name="FreeSans" fo:font-size="8pt" officeooo:paragraph-rsid="00191055" style:font-size-asian="8pt" style:font-size-complex="8pt"/>
    </style:style>
    <style:style style:name="MP4" style:family="paragraph" style:parent-style-name="Header">
      <style:text-properties style:font-name="FreeSans" fo:font-size="6pt" style:font-size-asian="6pt" style:font-size-complex="6pt"/>
    </style:style>
    <style:style style:name="MP5" style:family="paragraph" style:parent-style-name="Header">
      <style:text-properties style:font-name="FreeSans" fo:font-size="6pt" style:font-size-asian="5.25pt" style:font-size-complex="6pt"/>
    </style:style>
    <style:style style:name="MP6" style:family="paragraph" style:parent-style-name="Header_20_left">
      <style:text-properties fo:font-size="7pt" style:font-size-asian="7pt" style:font-size-complex="7pt"/>
    </style:style>
    <style:style style:name="MP7" style:family="paragraph" style:parent-style-name="Footer">
      <style:paragraph-properties fo:text-align="start" style:justify-single-word="false"/>
      <style:text-properties style:font-name="FreeSans" fo:font-size="10pt" officeooo:paragraph-rsid="0038a5a2" style:font-size-asian="10pt" style:font-size-complex="10pt"/>
    </style:style>
    <style:style style:name="MP8" style:family="paragraph" style:parent-style-name="Footer">
      <style:paragraph-properties fo:text-align="start" style:justify-single-word="false"/>
      <style:text-properties style:font-name="FreeSans" fo:font-size="10pt" officeooo:rsid="002b33ec" officeooo:paragraph-rsid="0038a5a2" style:font-size-asian="10pt" style:font-size-complex="10pt"/>
    </style:style>
    <style:style style:name="MT1" style:family="text">
      <style:text-properties fo:color="#000000" fo:language="en" fo:country="ZA" fo:background-color="transparent" loext:char-shading-value="0"/>
    </style:style>
    <style:style style:name="MT2" style:family="text">
      <style:text-properties fo:language="en" fo:country="US"/>
    </style:style>
    <style:style style:name="MT3" style:family="text">
      <style:text-properties fo:language="en" fo:country="US" officeooo:rsid="00191a91"/>
    </style:style>
    <style:style style:name="MT4" style:family="text">
      <style:text-properties officeooo:rsid="00359a7a"/>
    </style:style>
    <style:style style:name="Mfr1" style:family="graphic" style:parent-style-name="Graphics">
      <style:graphic-properties style:vertical-pos="from-top" style:horizontal-pos="from-left" style:horizontal-rel="paragraph" style:mirror="none" fo:clip="rect(2.1256in, 1.102in, 2.5516in, 1.102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shadow="none" fo:background-color="transparent" style:dynamic-spacing="false">
          <style:background-image/>
        </style:header-footer-properties>
      </style:header-style>
      <style:footer-style>
        <style:header-footer-properties fo:min-height="0.3929in" fo:margin-left="0in" fo:margin-right="0in" fo:margin-top="0.1965in" style:dynamic-spacing="false"/>
      </style:footer-style>
    </style:page-layout>
    <style:page-layout style:name="Mpm2">
      <style:page-layout-properties fo:page-width="8.2681in" fo:page-height="11.6929in" style:num-format="1" style:print-orientation="portrait" fo:margin-top="0.7874in" fo:margin-bottom="0.7874in" fo:margin-left="0.7874in" fo:margin-right="0.7874in" fo:border="0.06pt solid #000000" fo:padding="0.0193in" style:shadow="none" fo:background-color="transparent" style:writing-mode="lr-tb" style:footnote-max-height="0in">
        <style:background-image/>
        <style:columns fo:column-count="1" fo:column-gap="0in"/>
        <style:footnote-sep style:width="0.0071in" style:distance-before-sep="0.0398in" style:distance-after-sep="0.0398in" style:line-style="solid" style:adjustment="left" style:rel-width="25%" style:color="#000000"/>
      </style:page-layout-properties>
      <style:header-style>
        <style:header-footer-properties fo:min-height="0.3929in" fo:margin-left="0in" fo:margin-right="0in" fo:margin-bottom="0.1965in" style:dynamic-spacing="false"/>
      </style:header-style>
      <style:footer-style/>
    </style:page-layout>
    <style:page-layout style:name="Mpm3">
      <style:page-layout-properties fo:page-width="8.2681in" fo:page-height="11.6929in" style:num-format="1" style:print-orientation="portrait" fo:margin-top="0.2362in" fo:margin-bottom="0.2362in" fo:margin-left="0.5902in" fo:margin-right="0.5902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header-footer-properties fo:min-height="0.5902in" fo:margin-left="0in" fo:margin-right="0in" fo:margin-bottom="0.1965in" fo:background-color="transparent" style:dynamic-spacing="true">
          <style:background-image xlink:href="Pictures/100000000000002800000032E72A4D5C.png" xlink:type="simple" xlink:actuate="onLoad" style:position="top right" style:repeat="no-repeat"/>
        </style:header-footer-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header>
        <text:p text:style-name="Header"/>
      </style:header>
      <style:header-first>
        <text:p text:style-name="MP1"/>
      </style:header-first>
      <style:header-left>
        <text:p text:style-name="Header_20_left"/>
      </style:header-left>
      <style:footer>
        <text:p text:style-name="Footer"/>
      </style:footer>
      <style:footer-first>
        <text:p text:style-name="Footer"/>
      </style:footer-first>
      <style:footer-left>
        <text:p text:style-name="Footer"/>
      </style:footer-left>
    </style:master-page>
    <style:master-page style:name="First_20_Page" style:display-name="First Page" style:page-layout-name="Mpm2" style:next-style-name="Standard">
      <style:header>
        <text:p text:style-name="Header"/>
      </style:header>
      <style:header-first>
        <text:p text:style-name="MP2"><draw:frame draw:style-name="Mfr1" draw:name="graphics3" text:anchor-type="as-char" svg:y="-0.9283in" svg:width="3.8425in" svg:height="1.6319in" draw:z-index="0"><draw:image xlink:href="Pictures/1000000000000672000004FBC510837B.jpg" xlink:type="simple" xlink:show="embed" xlink:actuate="onLoad"/></draw:frame></text:p>
        <text:p text:style-name="MP3">SF Isle of Man Limited <text:s/><text:span text:style-name="MT1">Registration No: 004996V</text:span><text:span text:style-name="MT2"> <text:s/></text:span><text:span text:style-name="MT3">12 – 14 Finch Road</text:span><text:span text:style-name="MT2">, Douglas <text:s/>Isle of Man <text:s/>lM1 </text:span><text:span text:style-name="MT3">2PT</text:span></text:p>
      </style:header-first>
      <style:header-left>
        <text:p text:style-name="Header_20_left"/>
      </style:header-left>
    </style:master-page>
    <style:master-page style:name="SF_20_default" style:display-name="SF default" style:page-layout-name="Mpm3">
      <style:header>
        <text:p text:style-name="MP4"/>
        <text:p text:style-name="MP4"/>
        <text:p text:style-name="MP4"/>
        <text:p text:style-name="MP4"/>
        <text:p text:style-name="MP5"/>
        <text:p text:style-name="MP5"/>
        <text:p text:style-name="MP5"/>
      </style:header>
      <style:header-left>
        <text:p text:style-name="MP6"/>
        <text:p text:style-name="Header_20_left"/>
        <text:p text:style-name="MP6"/>
        <text:p text:style-name="MP6"/>
        <text:p text:style-name="MP6"/>
        <text:p text:style-name="MP6"/>
      </style:header-left>
      <style:footer>
        <text:p text:style-name="MP7"><text:span text:style-name="MT4">Page </text:span><text:page-number text:select-page="current">22</text:page-number><text:tab/><text:tab/></text:p>
        <text:p text:style-name="MP8"><text:tab/><text:tab/>Initialled:.............................................</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son Hudson</meta:initial-creator>
    <meta:creation-date>2014-07-23T19:43:37.974516855</meta:creation-date>
    <dc:date>2016-01-19T15:02:35.863110175</dc:date>
    <meta:editing-duration>PT8H39M44S</meta:editing-duration>
    <meta:editing-cycles>20</meta:editing-cycles>
    <meta:generator>LibreOffice/4.2.8.2$Linux_X86_64 LibreOffice_project/420m0$Build-2</meta:generator>
    <meta:document-statistic meta:table-count="0" meta:image-count="1" meta:object-count="0" meta:page-count="22" meta:paragraph-count="284" meta:word-count="5785" meta:character-count="36225" meta:non-whitespace-character-count="30780"/>
  </office:meta>
</office:document-meta>
</file>